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556cm"/>
    </style:style>
    <style:style style:name="co2" style:family="table-column">
      <style:table-column-properties fo:break-before="auto" style:column-width="0.878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1"/>
    <style:style style:name="gr1" style:family="graphic">
      <style:graphic-properties draw:stroke="none" draw:fill="none" draw:ole-draw-aspect="1"/>
    </style:style>
  </office:automatic-styles>
  <office:body>
    <office:spreadsheet>
      <table:table table:name="Hoja1" table:style-name="ta1">
        <table:shapes>
          <draw:frame draw:z-index="0" draw:style-name="gr1" svg:width="15.999cm" svg:height="8.999cm" svg:x="1.981cm" svg:y="30.732cm">
            <draw:object draw:notify-on-update-of-ranges="Hoja1.H2:Hoja1.H67 Hoja1.I1:Hoja1.I1 Hoja1.I2:Hoja1.I67 Hoja1.J1:Hoja1.J1 Hoja1.J2:Hoja1.J67 Hoja1.K1:Hoja1.K1 Hoja1.K2:Hoja1.K67" xlink:href="./Object 1" xlink:type="simple" xlink:show="embed" xlink:actuate="onLoad">
              <t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3" table:default-cell-style-name="Default"/>
        <table:table-column table:style-name="co3" table:number-columns-repeated="3" table:default-cell-style-name="ce1"/>
        <table:table-column table:style-name="co3" table:default-cell-style-name="Default"/>
        <table:table-column table:style-name="co3" table:number-columns-repeated="3" table:default-cell-style-name="ce1"/>
        <table:table-row table:style-name="ro1">
          <table:table-cell office:value-type="string">
            <text:p>millis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Z</text:p>
          </table:table-cell>
          <table:table-cell table:style-name="Default" office:value-type="string">
            <text:p>Xg</text:p>
          </table:table-cell>
          <table:table-cell table:style-name="Default" office:value-type="string">
            <text:p>Yg</text:p>
          </table:table-cell>
          <table:table-cell table:style-name="Default" office:value-type="string">
            <text:p>Zg</text:p>
          </table:table-cell>
          <table:table-cell office:value-type="string">
            <text:p>t(s)</text:p>
          </table:table-cell>
          <table:table-cell table:style-name="Default" office:value-type="string">
            <text:p>Xms2</text:p>
          </table:table-cell>
          <table:table-cell table:style-name="Default" office:value-type="string">
            <text:p>Yms2</text:p>
          </table:table-cell>
          <table:table-cell table:style-name="Default" office:value-type="string">
            <text:p>Zms2</text:p>
          </table:table-cell>
        </table:table-row>
        <table:table-row table:style-name="ro1">
          <table:table-cell office:value-type="float" office:value="6609">
            <text:p>6609</text:p>
          </table:table-cell>
          <table:table-cell office:value-type="float" office:value="336">
            <text:p>336</text:p>
          </table:table-cell>
          <table:table-cell office:value-type="float" office:value="344">
            <text:p>344</text:p>
          </table:table-cell>
          <table:table-cell office:value-type="float" office:value="419">
            <text:p>419</text:p>
          </table:table-cell>
          <table:table-cell table:formula="of:=[.B2]*3.223/360" office:value-type="float" office:value="3.00813333333333">
            <text:p>3,008</text:p>
          </table:table-cell>
          <table:table-cell table:formula="of:=[.C2]*3.223/360" office:value-type="float" office:value="3.07975555555556">
            <text:p>3,080</text:p>
          </table:table-cell>
          <table:table-cell table:formula="of:=[.D2]*3.223/360" office:value-type="float" office:value="3.75121388888889">
            <text:p>3,751</text:p>
          </table:table-cell>
          <table:table-cell table:formula="of:=[.A2]/1000" office:value-type="float" office:value="6.609">
            <text:p>6,609</text:p>
          </table:table-cell>
          <table:table-cell table:formula="of:=[.E2]*9.8" office:value-type="float" office:value="29.4797066666667">
            <text:p>29,480</text:p>
          </table:table-cell>
          <table:table-cell table:formula="of:=[.F2]*9.8" office:value-type="float" office:value="30.1816044444444">
            <text:p>30,182</text:p>
          </table:table-cell>
          <table:table-cell table:formula="of:=[.G2]*9.8" office:value-type="float" office:value="36.7618961111111">
            <text:p>36,762</text:p>
          </table:table-cell>
        </table:table-row>
        <table:table-row table:style-name="ro1">
          <table:table-cell office:value-type="float" office:value="6861">
            <text:p>6861</text:p>
          </table:table-cell>
          <table:table-cell office:value-type="float" office:value="513">
            <text:p>513</text:p>
          </table:table-cell>
          <table:table-cell office:value-type="float" office:value="515">
            <text:p>515</text:p>
          </table:table-cell>
          <table:table-cell office:value-type="float" office:value="605">
            <text:p>605</text:p>
          </table:table-cell>
          <table:table-cell table:formula="of:=[.B3]*3.223/360" office:value-type="float" office:value="4.592775">
            <text:p>4,593</text:p>
          </table:table-cell>
          <table:table-cell table:formula="of:=[.C3]*3.223/360" office:value-type="float" office:value="4.61068055555556">
            <text:p>4,611</text:p>
          </table:table-cell>
          <table:table-cell table:formula="of:=[.D3]*3.223/360" office:value-type="float" office:value="5.41643055555556">
            <text:p>5,416</text:p>
          </table:table-cell>
          <table:table-cell table:formula="of:=[.A3]/1000" office:value-type="float" office:value="6.861">
            <text:p>6,861</text:p>
          </table:table-cell>
          <table:table-cell table:formula="of:=[.E3]*9.8" office:value-type="float" office:value="45.009195">
            <text:p>45,009</text:p>
          </table:table-cell>
          <table:table-cell table:formula="of:=[.F3]*9.8" office:value-type="float" office:value="45.1846694444445">
            <text:p>45,185</text:p>
          </table:table-cell>
          <table:table-cell table:formula="of:=[.G3]*9.8" office:value-type="float" office:value="53.0810194444444">
            <text:p>53,081</text:p>
          </table:table-cell>
        </table:table-row>
        <table:table-row table:style-name="ro1">
          <table:table-cell office:value-type="float" office:value="7112">
            <text:p>7112</text:p>
          </table:table-cell>
          <table:table-cell office:value-type="float" office:value="514">
            <text:p>514</text:p>
          </table:table-cell>
          <table:table-cell office:value-type="float" office:value="515">
            <text:p>515</text:p>
          </table:table-cell>
          <table:table-cell office:value-type="float" office:value="605">
            <text:p>605</text:p>
          </table:table-cell>
          <table:table-cell table:formula="of:=[.B4]*3.223/360" office:value-type="float" office:value="4.60172777777778">
            <text:p>4,602</text:p>
          </table:table-cell>
          <table:table-cell table:formula="of:=[.C4]*3.223/360" office:value-type="float" office:value="4.61068055555556">
            <text:p>4,611</text:p>
          </table:table-cell>
          <table:table-cell table:formula="of:=[.D4]*3.223/360" office:value-type="float" office:value="5.41643055555556">
            <text:p>5,416</text:p>
          </table:table-cell>
          <table:table-cell table:formula="of:=[.A4]/1000" office:value-type="float" office:value="7.112">
            <text:p>7,112</text:p>
          </table:table-cell>
          <table:table-cell table:formula="of:=[.E4]*9.8" office:value-type="float" office:value="45.0969322222222">
            <text:p>45,097</text:p>
          </table:table-cell>
          <table:table-cell table:formula="of:=[.F4]*9.8" office:value-type="float" office:value="45.1846694444445">
            <text:p>45,185</text:p>
          </table:table-cell>
          <table:table-cell table:formula="of:=[.G4]*9.8" office:value-type="float" office:value="53.0810194444444">
            <text:p>53,081</text:p>
          </table:table-cell>
        </table:table-row>
        <table:table-row table:style-name="ro1">
          <table:table-cell office:value-type="float" office:value="7363">
            <text:p>7363</text:p>
          </table:table-cell>
          <table:table-cell office:value-type="float" office:value="514">
            <text:p>514</text:p>
          </table:table-cell>
          <table:table-cell office:value-type="float" office:value="516">
            <text:p>516</text:p>
          </table:table-cell>
          <table:table-cell office:value-type="float" office:value="604">
            <text:p>604</text:p>
          </table:table-cell>
          <table:table-cell table:formula="of:=[.B5]*3.223/360" office:value-type="float" office:value="4.60172777777778">
            <text:p>4,602</text:p>
          </table:table-cell>
          <table:table-cell table:formula="of:=[.C5]*3.223/360" office:value-type="float" office:value="4.61963333333333">
            <text:p>4,620</text:p>
          </table:table-cell>
          <table:table-cell table:formula="of:=[.D5]*3.223/360" office:value-type="float" office:value="5.40747777777778">
            <text:p>5,407</text:p>
          </table:table-cell>
          <table:table-cell table:formula="of:=[.A5]/1000" office:value-type="float" office:value="7.363">
            <text:p>7,363</text:p>
          </table:table-cell>
          <table:table-cell table:formula="of:=[.E5]*9.8" office:value-type="float" office:value="45.0969322222222">
            <text:p>45,097</text:p>
          </table:table-cell>
          <table:table-cell table:formula="of:=[.F5]*9.8" office:value-type="float" office:value="45.2724066666667">
            <text:p>45,272</text:p>
          </table:table-cell>
          <table:table-cell table:formula="of:=[.G5]*9.8" office:value-type="float" office:value="52.9932822222222">
            <text:p>52,993</text:p>
          </table:table-cell>
        </table:table-row>
        <table:table-row table:style-name="ro1">
          <table:table-cell office:value-type="float" office:value="7614">
            <text:p>7614</text:p>
          </table:table-cell>
          <table:table-cell office:value-type="float" office:value="513">
            <text:p>513</text:p>
          </table:table-cell>
          <table:table-cell office:value-type="float" office:value="515">
            <text:p>515</text:p>
          </table:table-cell>
          <table:table-cell office:value-type="float" office:value="604">
            <text:p>604</text:p>
          </table:table-cell>
          <table:table-cell table:formula="of:=[.B6]*3.223/360" office:value-type="float" office:value="4.592775">
            <text:p>4,593</text:p>
          </table:table-cell>
          <table:table-cell table:formula="of:=[.C6]*3.223/360" office:value-type="float" office:value="4.61068055555556">
            <text:p>4,611</text:p>
          </table:table-cell>
          <table:table-cell table:formula="of:=[.D6]*3.223/360" office:value-type="float" office:value="5.40747777777778">
            <text:p>5,407</text:p>
          </table:table-cell>
          <table:table-cell table:formula="of:=[.A6]/1000" office:value-type="float" office:value="7.614">
            <text:p>7,614</text:p>
          </table:table-cell>
          <table:table-cell table:formula="of:=[.E6]*9.8" office:value-type="float" office:value="45.009195">
            <text:p>45,009</text:p>
          </table:table-cell>
          <table:table-cell table:formula="of:=[.F6]*9.8" office:value-type="float" office:value="45.1846694444445">
            <text:p>45,185</text:p>
          </table:table-cell>
          <table:table-cell table:formula="of:=[.G6]*9.8" office:value-type="float" office:value="52.9932822222222">
            <text:p>52,993</text:p>
          </table:table-cell>
        </table:table-row>
        <table:table-row table:style-name="ro1">
          <table:table-cell office:value-type="float" office:value="7866">
            <text:p>7866</text:p>
          </table:table-cell>
          <table:table-cell office:value-type="float" office:value="514">
            <text:p>514</text:p>
          </table:table-cell>
          <table:table-cell office:value-type="float" office:value="516">
            <text:p>516</text:p>
          </table:table-cell>
          <table:table-cell office:value-type="float" office:value="605">
            <text:p>605</text:p>
          </table:table-cell>
          <table:table-cell table:formula="of:=[.B7]*3.223/360" office:value-type="float" office:value="4.60172777777778">
            <text:p>4,602</text:p>
          </table:table-cell>
          <table:table-cell table:formula="of:=[.C7]*3.223/360" office:value-type="float" office:value="4.61963333333333">
            <text:p>4,620</text:p>
          </table:table-cell>
          <table:table-cell table:formula="of:=[.D7]*3.223/360" office:value-type="float" office:value="5.41643055555556">
            <text:p>5,416</text:p>
          </table:table-cell>
          <table:table-cell table:formula="of:=[.A7]/1000" office:value-type="float" office:value="7.866">
            <text:p>7,866</text:p>
          </table:table-cell>
          <table:table-cell table:formula="of:=[.E7]*9.8" office:value-type="float" office:value="45.0969322222222">
            <text:p>45,097</text:p>
          </table:table-cell>
          <table:table-cell table:formula="of:=[.F7]*9.8" office:value-type="float" office:value="45.2724066666667">
            <text:p>45,272</text:p>
          </table:table-cell>
          <table:table-cell table:formula="of:=[.G7]*9.8" office:value-type="float" office:value="53.0810194444444">
            <text:p>53,081</text:p>
          </table:table-cell>
        </table:table-row>
        <table:table-row table:style-name="ro1">
          <table:table-cell office:value-type="float" office:value="8117">
            <text:p>8117</text:p>
          </table:table-cell>
          <table:table-cell office:value-type="float" office:value="514">
            <text:p>514</text:p>
          </table:table-cell>
          <table:table-cell office:value-type="float" office:value="515">
            <text:p>515</text:p>
          </table:table-cell>
          <table:table-cell office:value-type="float" office:value="605">
            <text:p>605</text:p>
          </table:table-cell>
          <table:table-cell table:formula="of:=[.B8]*3.223/360" office:value-type="float" office:value="4.60172777777778">
            <text:p>4,602</text:p>
          </table:table-cell>
          <table:table-cell table:formula="of:=[.C8]*3.223/360" office:value-type="float" office:value="4.61068055555556">
            <text:p>4,611</text:p>
          </table:table-cell>
          <table:table-cell table:formula="of:=[.D8]*3.223/360" office:value-type="float" office:value="5.41643055555556">
            <text:p>5,416</text:p>
          </table:table-cell>
          <table:table-cell table:formula="of:=[.A8]/1000" office:value-type="float" office:value="8.117">
            <text:p>8,117</text:p>
          </table:table-cell>
          <table:table-cell table:formula="of:=[.E8]*9.8" office:value-type="float" office:value="45.0969322222222">
            <text:p>45,097</text:p>
          </table:table-cell>
          <table:table-cell table:formula="of:=[.F8]*9.8" office:value-type="float" office:value="45.1846694444445">
            <text:p>45,185</text:p>
          </table:table-cell>
          <table:table-cell table:formula="of:=[.G8]*9.8" office:value-type="float" office:value="53.0810194444444">
            <text:p>53,081</text:p>
          </table:table-cell>
        </table:table-row>
        <table:table-row table:style-name="ro1">
          <table:table-cell office:value-type="float" office:value="8368">
            <text:p>8368</text:p>
          </table:table-cell>
          <table:table-cell office:value-type="float" office:value="514">
            <text:p>514</text:p>
          </table:table-cell>
          <table:table-cell office:value-type="float" office:value="515">
            <text:p>515</text:p>
          </table:table-cell>
          <table:table-cell office:value-type="float" office:value="604">
            <text:p>604</text:p>
          </table:table-cell>
          <table:table-cell table:formula="of:=[.B9]*3.223/360" office:value-type="float" office:value="4.60172777777778">
            <text:p>4,602</text:p>
          </table:table-cell>
          <table:table-cell table:formula="of:=[.C9]*3.223/360" office:value-type="float" office:value="4.61068055555556">
            <text:p>4,611</text:p>
          </table:table-cell>
          <table:table-cell table:formula="of:=[.D9]*3.223/360" office:value-type="float" office:value="5.40747777777778">
            <text:p>5,407</text:p>
          </table:table-cell>
          <table:table-cell table:formula="of:=[.A9]/1000" office:value-type="float" office:value="8.368">
            <text:p>8,368</text:p>
          </table:table-cell>
          <table:table-cell table:formula="of:=[.E9]*9.8" office:value-type="float" office:value="45.0969322222222">
            <text:p>45,097</text:p>
          </table:table-cell>
          <table:table-cell table:formula="of:=[.F9]*9.8" office:value-type="float" office:value="45.1846694444445">
            <text:p>45,185</text:p>
          </table:table-cell>
          <table:table-cell table:formula="of:=[.G9]*9.8" office:value-type="float" office:value="52.9932822222222">
            <text:p>52,993</text:p>
          </table:table-cell>
        </table:table-row>
        <table:table-row table:style-name="ro1">
          <table:table-cell office:value-type="float" office:value="8620">
            <text:p>8620</text:p>
          </table:table-cell>
          <table:table-cell table:number-columns-repeated="2" office:value-type="float" office:value="515">
            <text:p>515</text:p>
          </table:table-cell>
          <table:table-cell office:value-type="float" office:value="604">
            <text:p>604</text:p>
          </table:table-cell>
          <table:table-cell table:formula="of:=[.B10]*3.223/360" office:value-type="float" office:value="4.61068055555556">
            <text:p>4,611</text:p>
          </table:table-cell>
          <table:table-cell table:formula="of:=[.C10]*3.223/360" office:value-type="float" office:value="4.61068055555556">
            <text:p>4,611</text:p>
          </table:table-cell>
          <table:table-cell table:formula="of:=[.D10]*3.223/360" office:value-type="float" office:value="5.40747777777778">
            <text:p>5,407</text:p>
          </table:table-cell>
          <table:table-cell table:formula="of:=[.A10]/1000" office:value-type="float" office:value="8.62">
            <text:p>8,62</text:p>
          </table:table-cell>
          <table:table-cell table:formula="of:=[.E10]*9.8" office:value-type="float" office:value="45.1846694444445">
            <text:p>45,185</text:p>
          </table:table-cell>
          <table:table-cell table:formula="of:=[.F10]*9.8" office:value-type="float" office:value="45.1846694444445">
            <text:p>45,185</text:p>
          </table:table-cell>
          <table:table-cell table:formula="of:=[.G10]*9.8" office:value-type="float" office:value="52.9932822222222">
            <text:p>52,993</text:p>
          </table:table-cell>
        </table:table-row>
        <table:table-row table:style-name="ro1">
          <table:table-cell office:value-type="float" office:value="8870">
            <text:p>8870</text:p>
          </table:table-cell>
          <table:table-cell office:value-type="float" office:value="514">
            <text:p>514</text:p>
          </table:table-cell>
          <table:table-cell office:value-type="float" office:value="516">
            <text:p>516</text:p>
          </table:table-cell>
          <table:table-cell office:value-type="float" office:value="605">
            <text:p>605</text:p>
          </table:table-cell>
          <table:table-cell table:formula="of:=[.B11]*3.223/360" office:value-type="float" office:value="4.60172777777778">
            <text:p>4,602</text:p>
          </table:table-cell>
          <table:table-cell table:formula="of:=[.C11]*3.223/360" office:value-type="float" office:value="4.61963333333333">
            <text:p>4,620</text:p>
          </table:table-cell>
          <table:table-cell table:formula="of:=[.D11]*3.223/360" office:value-type="float" office:value="5.41643055555556">
            <text:p>5,416</text:p>
          </table:table-cell>
          <table:table-cell table:formula="of:=[.A11]/1000" office:value-type="float" office:value="8.87">
            <text:p>8,87</text:p>
          </table:table-cell>
          <table:table-cell table:formula="of:=[.E11]*9.8" office:value-type="float" office:value="45.0969322222222">
            <text:p>45,097</text:p>
          </table:table-cell>
          <table:table-cell table:formula="of:=[.F11]*9.8" office:value-type="float" office:value="45.2724066666667">
            <text:p>45,272</text:p>
          </table:table-cell>
          <table:table-cell table:formula="of:=[.G11]*9.8" office:value-type="float" office:value="53.0810194444444">
            <text:p>53,081</text:p>
          </table:table-cell>
        </table:table-row>
        <table:table-row table:style-name="ro1">
          <table:table-cell office:value-type="float" office:value="9121">
            <text:p>9121</text:p>
          </table:table-cell>
          <table:table-cell office:value-type="float" office:value="514">
            <text:p>514</text:p>
          </table:table-cell>
          <table:table-cell office:value-type="float" office:value="515">
            <text:p>515</text:p>
          </table:table-cell>
          <table:table-cell office:value-type="float" office:value="605">
            <text:p>605</text:p>
          </table:table-cell>
          <table:table-cell table:formula="of:=[.B12]*3.223/360" office:value-type="float" office:value="4.60172777777778">
            <text:p>4,602</text:p>
          </table:table-cell>
          <table:table-cell table:formula="of:=[.C12]*3.223/360" office:value-type="float" office:value="4.61068055555556">
            <text:p>4,611</text:p>
          </table:table-cell>
          <table:table-cell table:formula="of:=[.D12]*3.223/360" office:value-type="float" office:value="5.41643055555556">
            <text:p>5,416</text:p>
          </table:table-cell>
          <table:table-cell table:formula="of:=[.A12]/1000" office:value-type="float" office:value="9.121">
            <text:p>9,121</text:p>
          </table:table-cell>
          <table:table-cell table:formula="of:=[.E12]*9.8" office:value-type="float" office:value="45.0969322222222">
            <text:p>45,097</text:p>
          </table:table-cell>
          <table:table-cell table:formula="of:=[.F12]*9.8" office:value-type="float" office:value="45.1846694444445">
            <text:p>45,185</text:p>
          </table:table-cell>
          <table:table-cell table:formula="of:=[.G12]*9.8" office:value-type="float" office:value="53.0810194444444">
            <text:p>53,081</text:p>
          </table:table-cell>
        </table:table-row>
        <table:table-row table:style-name="ro1">
          <table:table-cell office:value-type="float" office:value="9372">
            <text:p>9372</text:p>
          </table:table-cell>
          <table:table-cell office:value-type="float" office:value="514">
            <text:p>514</text:p>
          </table:table-cell>
          <table:table-cell office:value-type="float" office:value="515">
            <text:p>515</text:p>
          </table:table-cell>
          <table:table-cell office:value-type="float" office:value="604">
            <text:p>604</text:p>
          </table:table-cell>
          <table:table-cell table:formula="of:=[.B13]*3.223/360" office:value-type="float" office:value="4.60172777777778">
            <text:p>4,602</text:p>
          </table:table-cell>
          <table:table-cell table:formula="of:=[.C13]*3.223/360" office:value-type="float" office:value="4.61068055555556">
            <text:p>4,611</text:p>
          </table:table-cell>
          <table:table-cell table:formula="of:=[.D13]*3.223/360" office:value-type="float" office:value="5.40747777777778">
            <text:p>5,407</text:p>
          </table:table-cell>
          <table:table-cell table:formula="of:=[.A13]/1000" office:value-type="float" office:value="9.372">
            <text:p>9,372</text:p>
          </table:table-cell>
          <table:table-cell table:formula="of:=[.E13]*9.8" office:value-type="float" office:value="45.0969322222222">
            <text:p>45,097</text:p>
          </table:table-cell>
          <table:table-cell table:formula="of:=[.F13]*9.8" office:value-type="float" office:value="45.1846694444445">
            <text:p>45,185</text:p>
          </table:table-cell>
          <table:table-cell table:formula="of:=[.G13]*9.8" office:value-type="float" office:value="52.9932822222222">
            <text:p>52,993</text:p>
          </table:table-cell>
        </table:table-row>
        <table:table-row table:style-name="ro1">
          <table:table-cell office:value-type="float" office:value="9624">
            <text:p>9624</text:p>
          </table:table-cell>
          <table:table-cell office:value-type="float" office:value="514">
            <text:p>514</text:p>
          </table:table-cell>
          <table:table-cell office:value-type="float" office:value="515">
            <text:p>515</text:p>
          </table:table-cell>
          <table:table-cell office:value-type="float" office:value="605">
            <text:p>605</text:p>
          </table:table-cell>
          <table:table-cell table:formula="of:=[.B14]*3.223/360" office:value-type="float" office:value="4.60172777777778">
            <text:p>4,602</text:p>
          </table:table-cell>
          <table:table-cell table:formula="of:=[.C14]*3.223/360" office:value-type="float" office:value="4.61068055555556">
            <text:p>4,611</text:p>
          </table:table-cell>
          <table:table-cell table:formula="of:=[.D14]*3.223/360" office:value-type="float" office:value="5.41643055555556">
            <text:p>5,416</text:p>
          </table:table-cell>
          <table:table-cell table:formula="of:=[.A14]/1000" office:value-type="float" office:value="9.624">
            <text:p>9,624</text:p>
          </table:table-cell>
          <table:table-cell table:formula="of:=[.E14]*9.8" office:value-type="float" office:value="45.0969322222222">
            <text:p>45,097</text:p>
          </table:table-cell>
          <table:table-cell table:formula="of:=[.F14]*9.8" office:value-type="float" office:value="45.1846694444445">
            <text:p>45,185</text:p>
          </table:table-cell>
          <table:table-cell table:formula="of:=[.G14]*9.8" office:value-type="float" office:value="53.0810194444444">
            <text:p>53,081</text:p>
          </table:table-cell>
        </table:table-row>
        <table:table-row table:style-name="ro1">
          <table:table-cell office:value-type="float" office:value="9875">
            <text:p>9875</text:p>
          </table:table-cell>
          <table:table-cell office:value-type="float" office:value="527">
            <text:p>527</text:p>
          </table:table-cell>
          <table:table-cell office:value-type="float" office:value="520">
            <text:p>520</text:p>
          </table:table-cell>
          <table:table-cell office:value-type="float" office:value="612">
            <text:p>612</text:p>
          </table:table-cell>
          <table:table-cell table:formula="of:=[.B15]*3.223/360" office:value-type="float" office:value="4.71811388888889">
            <text:p>4,718</text:p>
          </table:table-cell>
          <table:table-cell table:formula="of:=[.C15]*3.223/360" office:value-type="float" office:value="4.65544444444445">
            <text:p>4,655</text:p>
          </table:table-cell>
          <table:table-cell table:formula="of:=[.D15]*3.223/360" office:value-type="float" office:value="5.4791">
            <text:p>5,479</text:p>
          </table:table-cell>
          <table:table-cell table:formula="of:=[.A15]/1000" office:value-type="float" office:value="9.875">
            <text:p>9,875</text:p>
          </table:table-cell>
          <table:table-cell table:formula="of:=[.E15]*9.8" office:value-type="float" office:value="46.2375161111111">
            <text:p>46,238</text:p>
          </table:table-cell>
          <table:table-cell table:formula="of:=[.F15]*9.8" office:value-type="float" office:value="45.6233555555556">
            <text:p>45,623</text:p>
          </table:table-cell>
          <table:table-cell table:formula="of:=[.G15]*9.8" office:value-type="float" office:value="53.69518">
            <text:p>53,695</text:p>
          </table:table-cell>
        </table:table-row>
        <table:table-row table:style-name="ro1">
          <table:table-cell office:value-type="float" office:value="10126">
            <text:p>10126</text:p>
          </table:table-cell>
          <table:table-cell office:value-type="float" office:value="513">
            <text:p>513</text:p>
          </table:table-cell>
          <table:table-cell office:value-type="float" office:value="516">
            <text:p>516</text:p>
          </table:table-cell>
          <table:table-cell office:value-type="float" office:value="605">
            <text:p>605</text:p>
          </table:table-cell>
          <table:table-cell table:formula="of:=[.B16]*3.223/360" office:value-type="float" office:value="4.592775">
            <text:p>4,593</text:p>
          </table:table-cell>
          <table:table-cell table:formula="of:=[.C16]*3.223/360" office:value-type="float" office:value="4.61963333333333">
            <text:p>4,620</text:p>
          </table:table-cell>
          <table:table-cell table:formula="of:=[.D16]*3.223/360" office:value-type="float" office:value="5.41643055555556">
            <text:p>5,416</text:p>
          </table:table-cell>
          <table:table-cell table:formula="of:=[.A16]/1000" office:value-type="float" office:value="10.126">
            <text:p>10,126</text:p>
          </table:table-cell>
          <table:table-cell table:formula="of:=[.E16]*9.8" office:value-type="float" office:value="45.009195">
            <text:p>45,009</text:p>
          </table:table-cell>
          <table:table-cell table:formula="of:=[.F16]*9.8" office:value-type="float" office:value="45.2724066666667">
            <text:p>45,272</text:p>
          </table:table-cell>
          <table:table-cell table:formula="of:=[.G16]*9.8" office:value-type="float" office:value="53.0810194444444">
            <text:p>53,081</text:p>
          </table:table-cell>
        </table:table-row>
        <table:table-row table:style-name="ro1">
          <table:table-cell office:value-type="float" office:value="10378">
            <text:p>10378</text:p>
          </table:table-cell>
          <table:table-cell office:value-type="float" office:value="513">
            <text:p>513</text:p>
          </table:table-cell>
          <table:table-cell office:value-type="float" office:value="516">
            <text:p>516</text:p>
          </table:table-cell>
          <table:table-cell office:value-type="float" office:value="604">
            <text:p>604</text:p>
          </table:table-cell>
          <table:table-cell table:formula="of:=[.B17]*3.223/360" office:value-type="float" office:value="4.592775">
            <text:p>4,593</text:p>
          </table:table-cell>
          <table:table-cell table:formula="of:=[.C17]*3.223/360" office:value-type="float" office:value="4.61963333333333">
            <text:p>4,620</text:p>
          </table:table-cell>
          <table:table-cell table:formula="of:=[.D17]*3.223/360" office:value-type="float" office:value="5.40747777777778">
            <text:p>5,407</text:p>
          </table:table-cell>
          <table:table-cell table:formula="of:=[.A17]/1000" office:value-type="float" office:value="10.378">
            <text:p>10,378</text:p>
          </table:table-cell>
          <table:table-cell table:formula="of:=[.E17]*9.8" office:value-type="float" office:value="45.009195">
            <text:p>45,009</text:p>
          </table:table-cell>
          <table:table-cell table:formula="of:=[.F17]*9.8" office:value-type="float" office:value="45.2724066666667">
            <text:p>45,272</text:p>
          </table:table-cell>
          <table:table-cell table:formula="of:=[.G17]*9.8" office:value-type="float" office:value="52.9932822222222">
            <text:p>52,993</text:p>
          </table:table-cell>
        </table:table-row>
        <table:table-row table:style-name="ro1">
          <table:table-cell office:value-type="float" office:value="10629">
            <text:p>10629</text:p>
          </table:table-cell>
          <table:table-cell office:value-type="float" office:value="514">
            <text:p>514</text:p>
          </table:table-cell>
          <table:table-cell office:value-type="float" office:value="515">
            <text:p>515</text:p>
          </table:table-cell>
          <table:table-cell office:value-type="float" office:value="605">
            <text:p>605</text:p>
          </table:table-cell>
          <table:table-cell table:formula="of:=[.B18]*3.223/360" office:value-type="float" office:value="4.60172777777778">
            <text:p>4,602</text:p>
          </table:table-cell>
          <table:table-cell table:formula="of:=[.C18]*3.223/360" office:value-type="float" office:value="4.61068055555556">
            <text:p>4,611</text:p>
          </table:table-cell>
          <table:table-cell table:formula="of:=[.D18]*3.223/360" office:value-type="float" office:value="5.41643055555556">
            <text:p>5,416</text:p>
          </table:table-cell>
          <table:table-cell table:formula="of:=[.A18]/1000" office:value-type="float" office:value="10.629">
            <text:p>10,629</text:p>
          </table:table-cell>
          <table:table-cell table:formula="of:=[.E18]*9.8" office:value-type="float" office:value="45.0969322222222">
            <text:p>45,097</text:p>
          </table:table-cell>
          <table:table-cell table:formula="of:=[.F18]*9.8" office:value-type="float" office:value="45.1846694444445">
            <text:p>45,185</text:p>
          </table:table-cell>
          <table:table-cell table:formula="of:=[.G18]*9.8" office:value-type="float" office:value="53.0810194444444">
            <text:p>53,081</text:p>
          </table:table-cell>
        </table:table-row>
        <table:table-row table:style-name="ro1">
          <table:table-cell office:value-type="float" office:value="10880">
            <text:p>10880</text:p>
          </table:table-cell>
          <table:table-cell office:value-type="float" office:value="513">
            <text:p>513</text:p>
          </table:table-cell>
          <table:table-cell office:value-type="float" office:value="515">
            <text:p>515</text:p>
          </table:table-cell>
          <table:table-cell office:value-type="float" office:value="605">
            <text:p>605</text:p>
          </table:table-cell>
          <table:table-cell table:formula="of:=[.B19]*3.223/360" office:value-type="float" office:value="4.592775">
            <text:p>4,593</text:p>
          </table:table-cell>
          <table:table-cell table:formula="of:=[.C19]*3.223/360" office:value-type="float" office:value="4.61068055555556">
            <text:p>4,611</text:p>
          </table:table-cell>
          <table:table-cell table:formula="of:=[.D19]*3.223/360" office:value-type="float" office:value="5.41643055555556">
            <text:p>5,416</text:p>
          </table:table-cell>
          <table:table-cell table:formula="of:=[.A19]/1000" office:value-type="float" office:value="10.88">
            <text:p>10,88</text:p>
          </table:table-cell>
          <table:table-cell table:formula="of:=[.E19]*9.8" office:value-type="float" office:value="45.009195">
            <text:p>45,009</text:p>
          </table:table-cell>
          <table:table-cell table:formula="of:=[.F19]*9.8" office:value-type="float" office:value="45.1846694444445">
            <text:p>45,185</text:p>
          </table:table-cell>
          <table:table-cell table:formula="of:=[.G19]*9.8" office:value-type="float" office:value="53.0810194444444">
            <text:p>53,081</text:p>
          </table:table-cell>
        </table:table-row>
        <table:table-row table:style-name="ro1">
          <table:table-cell office:value-type="float" office:value="11130">
            <text:p>11130</text:p>
          </table:table-cell>
          <table:table-cell office:value-type="float" office:value="521">
            <text:p>521</text:p>
          </table:table-cell>
          <table:table-cell office:value-type="float" office:value="543">
            <text:p>543</text:p>
          </table:table-cell>
          <table:table-cell office:value-type="float" office:value="591">
            <text:p>591</text:p>
          </table:table-cell>
          <table:table-cell table:formula="of:=[.B20]*3.223/360" office:value-type="float" office:value="4.66439722222222">
            <text:p>4,664</text:p>
          </table:table-cell>
          <table:table-cell table:formula="of:=[.C20]*3.223/360" office:value-type="float" office:value="4.86135833333333">
            <text:p>4,861</text:p>
          </table:table-cell>
          <table:table-cell table:formula="of:=[.D20]*3.223/360" office:value-type="float" office:value="5.29109166666667">
            <text:p>5,291</text:p>
          </table:table-cell>
          <table:table-cell table:formula="of:=[.A20]/1000" office:value-type="float" office:value="11.13">
            <text:p>11,13</text:p>
          </table:table-cell>
          <table:table-cell table:formula="of:=[.E20]*9.8" office:value-type="float" office:value="45.7110927777778">
            <text:p>45,711</text:p>
          </table:table-cell>
          <table:table-cell table:formula="of:=[.F20]*9.8" office:value-type="float" office:value="47.6413116666667">
            <text:p>47,641</text:p>
          </table:table-cell>
          <table:table-cell table:formula="of:=[.G20]*9.8" office:value-type="float" office:value="51.8526983333333">
            <text:p>51,853</text:p>
          </table:table-cell>
        </table:table-row>
        <table:table-row table:style-name="ro1">
          <table:table-cell office:value-type="float" office:value="11382">
            <text:p>11382</text:p>
          </table:table-cell>
          <table:table-cell office:value-type="float" office:value="513">
            <text:p>513</text:p>
          </table:table-cell>
          <table:table-cell office:value-type="float" office:value="578">
            <text:p>578</text:p>
          </table:table-cell>
          <table:table-cell office:value-type="float" office:value="579">
            <text:p>579</text:p>
          </table:table-cell>
          <table:table-cell table:formula="of:=[.B21]*3.223/360" office:value-type="float" office:value="4.592775">
            <text:p>4,593</text:p>
          </table:table-cell>
          <table:table-cell table:formula="of:=[.C21]*3.223/360" office:value-type="float" office:value="5.17470555555556">
            <text:p>5,175</text:p>
          </table:table-cell>
          <table:table-cell table:formula="of:=[.D21]*3.223/360" office:value-type="float" office:value="5.18365833333333">
            <text:p>5,184</text:p>
          </table:table-cell>
          <table:table-cell table:formula="of:=[.A21]/1000" office:value-type="float" office:value="11.382">
            <text:p>11,382</text:p>
          </table:table-cell>
          <table:table-cell table:formula="of:=[.E21]*9.8" office:value-type="float" office:value="45.009195">
            <text:p>45,009</text:p>
          </table:table-cell>
          <table:table-cell table:formula="of:=[.F21]*9.8" office:value-type="float" office:value="50.7121144444445">
            <text:p>50,712</text:p>
          </table:table-cell>
          <table:table-cell table:formula="of:=[.G21]*9.8" office:value-type="float" office:value="50.7998516666667">
            <text:p>50,800</text:p>
          </table:table-cell>
        </table:table-row>
        <table:table-row table:style-name="ro1">
          <table:table-cell office:value-type="float" office:value="11633">
            <text:p>11633</text:p>
          </table:table-cell>
          <table:table-cell office:value-type="float" office:value="513">
            <text:p>513</text:p>
          </table:table-cell>
          <table:table-cell office:value-type="float" office:value="599">
            <text:p>599</text:p>
          </table:table-cell>
          <table:table-cell office:value-type="float" office:value="558">
            <text:p>558</text:p>
          </table:table-cell>
          <table:table-cell table:formula="of:=[.B22]*3.223/360" office:value-type="float" office:value="4.592775">
            <text:p>4,593</text:p>
          </table:table-cell>
          <table:table-cell table:formula="of:=[.C22]*3.223/360" office:value-type="float" office:value="5.36271388888889">
            <text:p>5,363</text:p>
          </table:table-cell>
          <table:table-cell table:formula="of:=[.D22]*3.223/360" office:value-type="float" office:value="4.99565">
            <text:p>4,996</text:p>
          </table:table-cell>
          <table:table-cell table:formula="of:=[.A22]/1000" office:value-type="float" office:value="11.633">
            <text:p>11,633</text:p>
          </table:table-cell>
          <table:table-cell table:formula="of:=[.E22]*9.8" office:value-type="float" office:value="45.009195">
            <text:p>45,009</text:p>
          </table:table-cell>
          <table:table-cell table:formula="of:=[.F22]*9.8" office:value-type="float" office:value="52.5545961111111">
            <text:p>52,555</text:p>
          </table:table-cell>
          <table:table-cell table:formula="of:=[.G22]*9.8" office:value-type="float" office:value="48.95737">
            <text:p>48,957</text:p>
          </table:table-cell>
        </table:table-row>
        <table:table-row table:style-name="ro1">
          <table:table-cell office:value-type="float" office:value="11884">
            <text:p>11884</text:p>
          </table:table-cell>
          <table:table-cell office:value-type="float" office:value="512">
            <text:p>512</text:p>
          </table:table-cell>
          <table:table-cell office:value-type="float" office:value="616">
            <text:p>616</text:p>
          </table:table-cell>
          <table:table-cell office:value-type="float" office:value="522">
            <text:p>522</text:p>
          </table:table-cell>
          <table:table-cell table:formula="of:=[.B23]*3.223/360" office:value-type="float" office:value="4.58382222222222">
            <text:p>4,584</text:p>
          </table:table-cell>
          <table:table-cell table:formula="of:=[.C23]*3.223/360" office:value-type="float" office:value="5.51491111111111">
            <text:p>5,515</text:p>
          </table:table-cell>
          <table:table-cell table:formula="of:=[.D23]*3.223/360" office:value-type="float" office:value="4.67335">
            <text:p>4,673</text:p>
          </table:table-cell>
          <table:table-cell table:formula="of:=[.A23]/1000" office:value-type="float" office:value="11.884">
            <text:p>11,884</text:p>
          </table:table-cell>
          <table:table-cell table:formula="of:=[.E23]*9.8" office:value-type="float" office:value="44.9214577777778">
            <text:p>44,921</text:p>
          </table:table-cell>
          <table:table-cell table:formula="of:=[.F23]*9.8" office:value-type="float" office:value="54.0461288888889">
            <text:p>54,046</text:p>
          </table:table-cell>
          <table:table-cell table:formula="of:=[.G23]*9.8" office:value-type="float" office:value="45.79883">
            <text:p>45,799</text:p>
          </table:table-cell>
        </table:table-row>
        <table:table-row table:style-name="ro1">
          <table:table-cell office:value-type="float" office:value="12136">
            <text:p>12136</text:p>
          </table:table-cell>
          <table:table-cell office:value-type="float" office:value="517">
            <text:p>517</text:p>
          </table:table-cell>
          <table:table-cell office:value-type="float" office:value="621">
            <text:p>621</text:p>
          </table:table-cell>
          <table:table-cell office:value-type="float" office:value="507">
            <text:p>507</text:p>
          </table:table-cell>
          <table:table-cell table:formula="of:=[.B24]*3.223/360" office:value-type="float" office:value="4.62858611111111">
            <text:p>4,629</text:p>
          </table:table-cell>
          <table:table-cell table:formula="of:=[.C24]*3.223/360" office:value-type="float" office:value="5.559675">
            <text:p>5,560</text:p>
          </table:table-cell>
          <table:table-cell table:formula="of:=[.D24]*3.223/360" office:value-type="float" office:value="4.53905833333333">
            <text:p>4,539</text:p>
          </table:table-cell>
          <table:table-cell table:formula="of:=[.A24]/1000" office:value-type="float" office:value="12.136">
            <text:p>12,136</text:p>
          </table:table-cell>
          <table:table-cell table:formula="of:=[.E24]*9.8" office:value-type="float" office:value="45.3601438888889">
            <text:p>45,360</text:p>
          </table:table-cell>
          <table:table-cell table:formula="of:=[.F24]*9.8" office:value-type="float" office:value="54.484815">
            <text:p>54,485</text:p>
          </table:table-cell>
          <table:table-cell table:formula="of:=[.G24]*9.8" office:value-type="float" office:value="44.4827716666667">
            <text:p>44,483</text:p>
          </table:table-cell>
        </table:table-row>
        <table:table-row table:style-name="ro1">
          <table:table-cell office:value-type="float" office:value="12387">
            <text:p>12387</text:p>
          </table:table-cell>
          <table:table-cell office:value-type="float" office:value="513">
            <text:p>513</text:p>
          </table:table-cell>
          <table:table-cell office:value-type="float" office:value="618">
            <text:p>618</text:p>
          </table:table-cell>
          <table:table-cell office:value-type="float" office:value="499">
            <text:p>499</text:p>
          </table:table-cell>
          <table:table-cell table:formula="of:=[.B25]*3.223/360" office:value-type="float" office:value="4.592775">
            <text:p>4,593</text:p>
          </table:table-cell>
          <table:table-cell table:formula="of:=[.C25]*3.223/360" office:value-type="float" office:value="5.53281666666667">
            <text:p>5,533</text:p>
          </table:table-cell>
          <table:table-cell table:formula="of:=[.D25]*3.223/360" office:value-type="float" office:value="4.46743611111111">
            <text:p>4,467</text:p>
          </table:table-cell>
          <table:table-cell table:formula="of:=[.A25]/1000" office:value-type="float" office:value="12.387">
            <text:p>12,387</text:p>
          </table:table-cell>
          <table:table-cell table:formula="of:=[.E25]*9.8" office:value-type="float" office:value="45.009195">
            <text:p>45,009</text:p>
          </table:table-cell>
          <table:table-cell table:formula="of:=[.F25]*9.8" office:value-type="float" office:value="54.2216033333333">
            <text:p>54,222</text:p>
          </table:table-cell>
          <table:table-cell table:formula="of:=[.G25]*9.8" office:value-type="float" office:value="43.7808738888889">
            <text:p>43,781</text:p>
          </table:table-cell>
        </table:table-row>
        <table:table-row table:style-name="ro1">
          <table:table-cell office:value-type="float" office:value="12638">
            <text:p>12638</text:p>
          </table:table-cell>
          <table:table-cell office:value-type="float" office:value="512">
            <text:p>512</text:p>
          </table:table-cell>
          <table:table-cell office:value-type="float" office:value="616">
            <text:p>616</text:p>
          </table:table-cell>
          <table:table-cell office:value-type="float" office:value="493">
            <text:p>493</text:p>
          </table:table-cell>
          <table:table-cell table:formula="of:=[.B26]*3.223/360" office:value-type="float" office:value="4.58382222222222">
            <text:p>4,584</text:p>
          </table:table-cell>
          <table:table-cell table:formula="of:=[.C26]*3.223/360" office:value-type="float" office:value="5.51491111111111">
            <text:p>5,515</text:p>
          </table:table-cell>
          <table:table-cell table:formula="of:=[.D26]*3.223/360" office:value-type="float" office:value="4.41371944444444">
            <text:p>4,414</text:p>
          </table:table-cell>
          <table:table-cell table:formula="of:=[.A26]/1000" office:value-type="float" office:value="12.638">
            <text:p>12,638</text:p>
          </table:table-cell>
          <table:table-cell table:formula="of:=[.E26]*9.8" office:value-type="float" office:value="44.9214577777778">
            <text:p>44,921</text:p>
          </table:table-cell>
          <table:table-cell table:formula="of:=[.F26]*9.8" office:value-type="float" office:value="54.0461288888889">
            <text:p>54,046</text:p>
          </table:table-cell>
          <table:table-cell table:formula="of:=[.G26]*9.8" office:value-type="float" office:value="43.2544505555556">
            <text:p>43,254</text:p>
          </table:table-cell>
        </table:table-row>
        <table:table-row table:style-name="ro1">
          <table:table-cell office:value-type="float" office:value="12890">
            <text:p>12890</text:p>
          </table:table-cell>
          <table:table-cell office:value-type="float" office:value="513">
            <text:p>513</text:p>
          </table:table-cell>
          <table:table-cell office:value-type="float" office:value="617">
            <text:p>617</text:p>
          </table:table-cell>
          <table:table-cell office:value-type="float" office:value="491">
            <text:p>491</text:p>
          </table:table-cell>
          <table:table-cell table:formula="of:=[.B27]*3.223/360" office:value-type="float" office:value="4.592775">
            <text:p>4,593</text:p>
          </table:table-cell>
          <table:table-cell table:formula="of:=[.C27]*3.223/360" office:value-type="float" office:value="5.52386388888889">
            <text:p>5,524</text:p>
          </table:table-cell>
          <table:table-cell table:formula="of:=[.D27]*3.223/360" office:value-type="float" office:value="4.39581388888889">
            <text:p>4,396</text:p>
          </table:table-cell>
          <table:table-cell table:formula="of:=[.A27]/1000" office:value-type="float" office:value="12.89">
            <text:p>12,89</text:p>
          </table:table-cell>
          <table:table-cell table:formula="of:=[.E27]*9.8" office:value-type="float" office:value="45.009195">
            <text:p>45,009</text:p>
          </table:table-cell>
          <table:table-cell table:formula="of:=[.F27]*9.8" office:value-type="float" office:value="54.1338661111111">
            <text:p>54,134</text:p>
          </table:table-cell>
          <table:table-cell table:formula="of:=[.G27]*9.8" office:value-type="float" office:value="43.0789761111111">
            <text:p>43,079</text:p>
          </table:table-cell>
        </table:table-row>
        <table:table-row table:style-name="ro1">
          <table:table-cell office:value-type="float" office:value="13140">
            <text:p>13140</text:p>
          </table:table-cell>
          <table:table-cell office:value-type="float" office:value="512">
            <text:p>512</text:p>
          </table:table-cell>
          <table:table-cell office:value-type="float" office:value="617">
            <text:p>617</text:p>
          </table:table-cell>
          <table:table-cell office:value-type="float" office:value="492">
            <text:p>492</text:p>
          </table:table-cell>
          <table:table-cell table:formula="of:=[.B28]*3.223/360" office:value-type="float" office:value="4.58382222222222">
            <text:p>4,584</text:p>
          </table:table-cell>
          <table:table-cell table:formula="of:=[.C28]*3.223/360" office:value-type="float" office:value="5.52386388888889">
            <text:p>5,524</text:p>
          </table:table-cell>
          <table:table-cell table:formula="of:=[.D28]*3.223/360" office:value-type="float" office:value="4.40476666666667">
            <text:p>4,405</text:p>
          </table:table-cell>
          <table:table-cell table:formula="of:=[.A28]/1000" office:value-type="float" office:value="13.14">
            <text:p>13,14</text:p>
          </table:table-cell>
          <table:table-cell table:formula="of:=[.E28]*9.8" office:value-type="float" office:value="44.9214577777778">
            <text:p>44,921</text:p>
          </table:table-cell>
          <table:table-cell table:formula="of:=[.F28]*9.8" office:value-type="float" office:value="54.1338661111111">
            <text:p>54,134</text:p>
          </table:table-cell>
          <table:table-cell table:formula="of:=[.G28]*9.8" office:value-type="float" office:value="43.1667133333333">
            <text:p>43,167</text:p>
          </table:table-cell>
        </table:table-row>
        <table:table-row table:style-name="ro1">
          <table:table-cell office:value-type="float" office:value="13391">
            <text:p>13391</text:p>
          </table:table-cell>
          <table:table-cell office:value-type="float" office:value="512">
            <text:p>512</text:p>
          </table:table-cell>
          <table:table-cell office:value-type="float" office:value="616">
            <text:p>616</text:p>
          </table:table-cell>
          <table:table-cell office:value-type="float" office:value="492">
            <text:p>492</text:p>
          </table:table-cell>
          <table:table-cell table:formula="of:=[.B29]*3.223/360" office:value-type="float" office:value="4.58382222222222">
            <text:p>4,584</text:p>
          </table:table-cell>
          <table:table-cell table:formula="of:=[.C29]*3.223/360" office:value-type="float" office:value="5.51491111111111">
            <text:p>5,515</text:p>
          </table:table-cell>
          <table:table-cell table:formula="of:=[.D29]*3.223/360" office:value-type="float" office:value="4.40476666666667">
            <text:p>4,405</text:p>
          </table:table-cell>
          <table:table-cell table:formula="of:=[.A29]/1000" office:value-type="float" office:value="13.391">
            <text:p>13,391</text:p>
          </table:table-cell>
          <table:table-cell table:formula="of:=[.E29]*9.8" office:value-type="float" office:value="44.9214577777778">
            <text:p>44,921</text:p>
          </table:table-cell>
          <table:table-cell table:formula="of:=[.F29]*9.8" office:value-type="float" office:value="54.0461288888889">
            <text:p>54,046</text:p>
          </table:table-cell>
          <table:table-cell table:formula="of:=[.G29]*9.8" office:value-type="float" office:value="43.1667133333333">
            <text:p>43,167</text:p>
          </table:table-cell>
        </table:table-row>
        <table:table-row table:style-name="ro1">
          <table:table-cell office:value-type="float" office:value="13643">
            <text:p>13643</text:p>
          </table:table-cell>
          <table:table-cell office:value-type="float" office:value="512">
            <text:p>512</text:p>
          </table:table-cell>
          <table:table-cell office:value-type="float" office:value="617">
            <text:p>617</text:p>
          </table:table-cell>
          <table:table-cell office:value-type="float" office:value="492">
            <text:p>492</text:p>
          </table:table-cell>
          <table:table-cell table:formula="of:=[.B30]*3.223/360" office:value-type="float" office:value="4.58382222222222">
            <text:p>4,584</text:p>
          </table:table-cell>
          <table:table-cell table:formula="of:=[.C30]*3.223/360" office:value-type="float" office:value="5.52386388888889">
            <text:p>5,524</text:p>
          </table:table-cell>
          <table:table-cell table:formula="of:=[.D30]*3.223/360" office:value-type="float" office:value="4.40476666666667">
            <text:p>4,405</text:p>
          </table:table-cell>
          <table:table-cell table:formula="of:=[.A30]/1000" office:value-type="float" office:value="13.643">
            <text:p>13,643</text:p>
          </table:table-cell>
          <table:table-cell table:formula="of:=[.E30]*9.8" office:value-type="float" office:value="44.9214577777778">
            <text:p>44,921</text:p>
          </table:table-cell>
          <table:table-cell table:formula="of:=[.F30]*9.8" office:value-type="float" office:value="54.1338661111111">
            <text:p>54,134</text:p>
          </table:table-cell>
          <table:table-cell table:formula="of:=[.G30]*9.8" office:value-type="float" office:value="43.1667133333333">
            <text:p>43,167</text:p>
          </table:table-cell>
        </table:table-row>
        <table:table-row table:style-name="ro1">
          <table:table-cell office:value-type="float" office:value="13894">
            <text:p>13894</text:p>
          </table:table-cell>
          <table:table-cell office:value-type="float" office:value="513">
            <text:p>513</text:p>
          </table:table-cell>
          <table:table-cell office:value-type="float" office:value="617">
            <text:p>617</text:p>
          </table:table-cell>
          <table:table-cell office:value-type="float" office:value="494">
            <text:p>494</text:p>
          </table:table-cell>
          <table:table-cell table:formula="of:=[.B31]*3.223/360" office:value-type="float" office:value="4.592775">
            <text:p>4,593</text:p>
          </table:table-cell>
          <table:table-cell table:formula="of:=[.C31]*3.223/360" office:value-type="float" office:value="5.52386388888889">
            <text:p>5,524</text:p>
          </table:table-cell>
          <table:table-cell table:formula="of:=[.D31]*3.223/360" office:value-type="float" office:value="4.42267222222222">
            <text:p>4,423</text:p>
          </table:table-cell>
          <table:table-cell table:formula="of:=[.A31]/1000" office:value-type="float" office:value="13.894">
            <text:p>13,894</text:p>
          </table:table-cell>
          <table:table-cell table:formula="of:=[.E31]*9.8" office:value-type="float" office:value="45.009195">
            <text:p>45,009</text:p>
          </table:table-cell>
          <table:table-cell table:formula="of:=[.F31]*9.8" office:value-type="float" office:value="54.1338661111111">
            <text:p>54,134</text:p>
          </table:table-cell>
          <table:table-cell table:formula="of:=[.G31]*9.8" office:value-type="float" office:value="43.3421877777778">
            <text:p>43,342</text:p>
          </table:table-cell>
        </table:table-row>
        <table:table-row table:style-name="ro1">
          <table:table-cell office:value-type="float" office:value="14145">
            <text:p>14145</text:p>
          </table:table-cell>
          <table:table-cell office:value-type="float" office:value="513">
            <text:p>513</text:p>
          </table:table-cell>
          <table:table-cell office:value-type="float" office:value="617">
            <text:p>617</text:p>
          </table:table-cell>
          <table:table-cell office:value-type="float" office:value="496">
            <text:p>496</text:p>
          </table:table-cell>
          <table:table-cell table:formula="of:=[.B32]*3.223/360" office:value-type="float" office:value="4.592775">
            <text:p>4,593</text:p>
          </table:table-cell>
          <table:table-cell table:formula="of:=[.C32]*3.223/360" office:value-type="float" office:value="5.52386388888889">
            <text:p>5,524</text:p>
          </table:table-cell>
          <table:table-cell table:formula="of:=[.D32]*3.223/360" office:value-type="float" office:value="4.44057777777778">
            <text:p>4,441</text:p>
          </table:table-cell>
          <table:table-cell table:formula="of:=[.A32]/1000" office:value-type="float" office:value="14.145">
            <text:p>14,145</text:p>
          </table:table-cell>
          <table:table-cell table:formula="of:=[.E32]*9.8" office:value-type="float" office:value="45.009195">
            <text:p>45,009</text:p>
          </table:table-cell>
          <table:table-cell table:formula="of:=[.F32]*9.8" office:value-type="float" office:value="54.1338661111111">
            <text:p>54,134</text:p>
          </table:table-cell>
          <table:table-cell table:formula="of:=[.G32]*9.8" office:value-type="float" office:value="43.5176622222222">
            <text:p>43,518</text:p>
          </table:table-cell>
        </table:table-row>
        <table:table-row table:style-name="ro1">
          <table:table-cell office:value-type="float" office:value="14397">
            <text:p>14397</text:p>
          </table:table-cell>
          <table:table-cell office:value-type="float" office:value="513">
            <text:p>513</text:p>
          </table:table-cell>
          <table:table-cell office:value-type="float" office:value="617">
            <text:p>617</text:p>
          </table:table-cell>
          <table:table-cell office:value-type="float" office:value="497">
            <text:p>497</text:p>
          </table:table-cell>
          <table:table-cell table:formula="of:=[.B33]*3.223/360" office:value-type="float" office:value="4.592775">
            <text:p>4,593</text:p>
          </table:table-cell>
          <table:table-cell table:formula="of:=[.C33]*3.223/360" office:value-type="float" office:value="5.52386388888889">
            <text:p>5,524</text:p>
          </table:table-cell>
          <table:table-cell table:formula="of:=[.D33]*3.223/360" office:value-type="float" office:value="4.44953055555556">
            <text:p>4,450</text:p>
          </table:table-cell>
          <table:table-cell table:formula="of:=[.A33]/1000" office:value-type="float" office:value="14.397">
            <text:p>14,397</text:p>
          </table:table-cell>
          <table:table-cell table:formula="of:=[.E33]*9.8" office:value-type="float" office:value="45.009195">
            <text:p>45,009</text:p>
          </table:table-cell>
          <table:table-cell table:formula="of:=[.F33]*9.8" office:value-type="float" office:value="54.1338661111111">
            <text:p>54,134</text:p>
          </table:table-cell>
          <table:table-cell table:formula="of:=[.G33]*9.8" office:value-type="float" office:value="43.6053994444444">
            <text:p>43,605</text:p>
          </table:table-cell>
        </table:table-row>
        <table:table-row table:style-name="ro1">
          <table:table-cell office:value-type="float" office:value="14648">
            <text:p>14648</text:p>
          </table:table-cell>
          <table:table-cell office:value-type="float" office:value="513">
            <text:p>513</text:p>
          </table:table-cell>
          <table:table-cell office:value-type="float" office:value="617">
            <text:p>617</text:p>
          </table:table-cell>
          <table:table-cell office:value-type="float" office:value="495">
            <text:p>495</text:p>
          </table:table-cell>
          <table:table-cell table:formula="of:=[.B34]*3.223/360" office:value-type="float" office:value="4.592775">
            <text:p>4,593</text:p>
          </table:table-cell>
          <table:table-cell table:formula="of:=[.C34]*3.223/360" office:value-type="float" office:value="5.52386388888889">
            <text:p>5,524</text:p>
          </table:table-cell>
          <table:table-cell table:formula="of:=[.D34]*3.223/360" office:value-type="float" office:value="4.431625">
            <text:p>4,432</text:p>
          </table:table-cell>
          <table:table-cell table:formula="of:=[.A34]/1000" office:value-type="float" office:value="14.648">
            <text:p>14,648</text:p>
          </table:table-cell>
          <table:table-cell table:formula="of:=[.E34]*9.8" office:value-type="float" office:value="45.009195">
            <text:p>45,009</text:p>
          </table:table-cell>
          <table:table-cell table:formula="of:=[.F34]*9.8" office:value-type="float" office:value="54.1338661111111">
            <text:p>54,134</text:p>
          </table:table-cell>
          <table:table-cell table:formula="of:=[.G34]*9.8" office:value-type="float" office:value="43.429925">
            <text:p>43,430</text:p>
          </table:table-cell>
        </table:table-row>
        <table:table-row table:style-name="ro1">
          <table:table-cell office:value-type="float" office:value="14899">
            <text:p>14899</text:p>
          </table:table-cell>
          <table:table-cell office:value-type="float" office:value="512">
            <text:p>512</text:p>
          </table:table-cell>
          <table:table-cell office:value-type="float" office:value="617">
            <text:p>617</text:p>
          </table:table-cell>
          <table:table-cell office:value-type="float" office:value="496">
            <text:p>496</text:p>
          </table:table-cell>
          <table:table-cell table:formula="of:=[.B35]*3.223/360" office:value-type="float" office:value="4.58382222222222">
            <text:p>4,584</text:p>
          </table:table-cell>
          <table:table-cell table:formula="of:=[.C35]*3.223/360" office:value-type="float" office:value="5.52386388888889">
            <text:p>5,524</text:p>
          </table:table-cell>
          <table:table-cell table:formula="of:=[.D35]*3.223/360" office:value-type="float" office:value="4.44057777777778">
            <text:p>4,441</text:p>
          </table:table-cell>
          <table:table-cell table:formula="of:=[.A35]/1000" office:value-type="float" office:value="14.899">
            <text:p>14,899</text:p>
          </table:table-cell>
          <table:table-cell table:formula="of:=[.E35]*9.8" office:value-type="float" office:value="44.9214577777778">
            <text:p>44,921</text:p>
          </table:table-cell>
          <table:table-cell table:formula="of:=[.F35]*9.8" office:value-type="float" office:value="54.1338661111111">
            <text:p>54,134</text:p>
          </table:table-cell>
          <table:table-cell table:formula="of:=[.G35]*9.8" office:value-type="float" office:value="43.5176622222222">
            <text:p>43,518</text:p>
          </table:table-cell>
        </table:table-row>
        <table:table-row table:style-name="ro1">
          <table:table-cell office:value-type="float" office:value="15151">
            <text:p>15151</text:p>
          </table:table-cell>
          <table:table-cell office:value-type="float" office:value="513">
            <text:p>513</text:p>
          </table:table-cell>
          <table:table-cell office:value-type="float" office:value="617">
            <text:p>617</text:p>
          </table:table-cell>
          <table:table-cell office:value-type="float" office:value="497">
            <text:p>497</text:p>
          </table:table-cell>
          <table:table-cell table:formula="of:=[.B36]*3.223/360" office:value-type="float" office:value="4.592775">
            <text:p>4,593</text:p>
          </table:table-cell>
          <table:table-cell table:formula="of:=[.C36]*3.223/360" office:value-type="float" office:value="5.52386388888889">
            <text:p>5,524</text:p>
          </table:table-cell>
          <table:table-cell table:formula="of:=[.D36]*3.223/360" office:value-type="float" office:value="4.44953055555556">
            <text:p>4,450</text:p>
          </table:table-cell>
          <table:table-cell table:formula="of:=[.A36]/1000" office:value-type="float" office:value="15.151">
            <text:p>15,151</text:p>
          </table:table-cell>
          <table:table-cell table:formula="of:=[.E36]*9.8" office:value-type="float" office:value="45.009195">
            <text:p>45,009</text:p>
          </table:table-cell>
          <table:table-cell table:formula="of:=[.F36]*9.8" office:value-type="float" office:value="54.1338661111111">
            <text:p>54,134</text:p>
          </table:table-cell>
          <table:table-cell table:formula="of:=[.G36]*9.8" office:value-type="float" office:value="43.6053994444444">
            <text:p>43,605</text:p>
          </table:table-cell>
        </table:table-row>
        <table:table-row table:style-name="ro1">
          <table:table-cell office:value-type="float" office:value="15401">
            <text:p>15401</text:p>
          </table:table-cell>
          <table:table-cell office:value-type="float" office:value="513">
            <text:p>513</text:p>
          </table:table-cell>
          <table:table-cell office:value-type="float" office:value="617">
            <text:p>617</text:p>
          </table:table-cell>
          <table:table-cell office:value-type="float" office:value="496">
            <text:p>496</text:p>
          </table:table-cell>
          <table:table-cell table:formula="of:=[.B37]*3.223/360" office:value-type="float" office:value="4.592775">
            <text:p>4,593</text:p>
          </table:table-cell>
          <table:table-cell table:formula="of:=[.C37]*3.223/360" office:value-type="float" office:value="5.52386388888889">
            <text:p>5,524</text:p>
          </table:table-cell>
          <table:table-cell table:formula="of:=[.D37]*3.223/360" office:value-type="float" office:value="4.44057777777778">
            <text:p>4,441</text:p>
          </table:table-cell>
          <table:table-cell table:formula="of:=[.A37]/1000" office:value-type="float" office:value="15.401">
            <text:p>15,401</text:p>
          </table:table-cell>
          <table:table-cell table:formula="of:=[.E37]*9.8" office:value-type="float" office:value="45.009195">
            <text:p>45,009</text:p>
          </table:table-cell>
          <table:table-cell table:formula="of:=[.F37]*9.8" office:value-type="float" office:value="54.1338661111111">
            <text:p>54,134</text:p>
          </table:table-cell>
          <table:table-cell table:formula="of:=[.G37]*9.8" office:value-type="float" office:value="43.5176622222222">
            <text:p>43,518</text:p>
          </table:table-cell>
        </table:table-row>
        <table:table-row table:style-name="ro1">
          <table:table-cell office:value-type="float" office:value="15652">
            <text:p>15652</text:p>
          </table:table-cell>
          <table:table-cell office:value-type="float" office:value="513">
            <text:p>513</text:p>
          </table:table-cell>
          <table:table-cell office:value-type="float" office:value="617">
            <text:p>617</text:p>
          </table:table-cell>
          <table:table-cell office:value-type="float" office:value="495">
            <text:p>495</text:p>
          </table:table-cell>
          <table:table-cell table:formula="of:=[.B38]*3.223/360" office:value-type="float" office:value="4.592775">
            <text:p>4,593</text:p>
          </table:table-cell>
          <table:table-cell table:formula="of:=[.C38]*3.223/360" office:value-type="float" office:value="5.52386388888889">
            <text:p>5,524</text:p>
          </table:table-cell>
          <table:table-cell table:formula="of:=[.D38]*3.223/360" office:value-type="float" office:value="4.431625">
            <text:p>4,432</text:p>
          </table:table-cell>
          <table:table-cell table:formula="of:=[.A38]/1000" office:value-type="float" office:value="15.652">
            <text:p>15,652</text:p>
          </table:table-cell>
          <table:table-cell table:formula="of:=[.E38]*9.8" office:value-type="float" office:value="45.009195">
            <text:p>45,009</text:p>
          </table:table-cell>
          <table:table-cell table:formula="of:=[.F38]*9.8" office:value-type="float" office:value="54.1338661111111">
            <text:p>54,134</text:p>
          </table:table-cell>
          <table:table-cell table:formula="of:=[.G38]*9.8" office:value-type="float" office:value="43.429925">
            <text:p>43,430</text:p>
          </table:table-cell>
        </table:table-row>
        <table:table-row table:style-name="ro1">
          <table:table-cell office:value-type="float" office:value="15904">
            <text:p>15904</text:p>
          </table:table-cell>
          <table:table-cell office:value-type="float" office:value="513">
            <text:p>513</text:p>
          </table:table-cell>
          <table:table-cell office:value-type="float" office:value="617">
            <text:p>617</text:p>
          </table:table-cell>
          <table:table-cell office:value-type="float" office:value="495">
            <text:p>495</text:p>
          </table:table-cell>
          <table:table-cell table:formula="of:=[.B39]*3.223/360" office:value-type="float" office:value="4.592775">
            <text:p>4,593</text:p>
          </table:table-cell>
          <table:table-cell table:formula="of:=[.C39]*3.223/360" office:value-type="float" office:value="5.52386388888889">
            <text:p>5,524</text:p>
          </table:table-cell>
          <table:table-cell table:formula="of:=[.D39]*3.223/360" office:value-type="float" office:value="4.431625">
            <text:p>4,432</text:p>
          </table:table-cell>
          <table:table-cell table:formula="of:=[.A39]/1000" office:value-type="float" office:value="15.904">
            <text:p>15,904</text:p>
          </table:table-cell>
          <table:table-cell table:formula="of:=[.E39]*9.8" office:value-type="float" office:value="45.009195">
            <text:p>45,009</text:p>
          </table:table-cell>
          <table:table-cell table:formula="of:=[.F39]*9.8" office:value-type="float" office:value="54.1338661111111">
            <text:p>54,134</text:p>
          </table:table-cell>
          <table:table-cell table:formula="of:=[.G39]*9.8" office:value-type="float" office:value="43.429925">
            <text:p>43,430</text:p>
          </table:table-cell>
        </table:table-row>
        <table:table-row table:style-name="ro1">
          <table:table-cell office:value-type="float" office:value="16155">
            <text:p>16155</text:p>
          </table:table-cell>
          <table:table-cell office:value-type="float" office:value="512">
            <text:p>512</text:p>
          </table:table-cell>
          <table:table-cell office:value-type="float" office:value="618">
            <text:p>618</text:p>
          </table:table-cell>
          <table:table-cell office:value-type="float" office:value="495">
            <text:p>495</text:p>
          </table:table-cell>
          <table:table-cell table:formula="of:=[.B40]*3.223/360" office:value-type="float" office:value="4.58382222222222">
            <text:p>4,584</text:p>
          </table:table-cell>
          <table:table-cell table:formula="of:=[.C40]*3.223/360" office:value-type="float" office:value="5.53281666666667">
            <text:p>5,533</text:p>
          </table:table-cell>
          <table:table-cell table:formula="of:=[.D40]*3.223/360" office:value-type="float" office:value="4.431625">
            <text:p>4,432</text:p>
          </table:table-cell>
          <table:table-cell table:formula="of:=[.A40]/1000" office:value-type="float" office:value="16.155">
            <text:p>16,155</text:p>
          </table:table-cell>
          <table:table-cell table:formula="of:=[.E40]*9.8" office:value-type="float" office:value="44.9214577777778">
            <text:p>44,921</text:p>
          </table:table-cell>
          <table:table-cell table:formula="of:=[.F40]*9.8" office:value-type="float" office:value="54.2216033333333">
            <text:p>54,222</text:p>
          </table:table-cell>
          <table:table-cell table:formula="of:=[.G40]*9.8" office:value-type="float" office:value="43.429925">
            <text:p>43,430</text:p>
          </table:table-cell>
        </table:table-row>
        <table:table-row table:style-name="ro1">
          <table:table-cell office:value-type="float" office:value="16406">
            <text:p>16406</text:p>
          </table:table-cell>
          <table:table-cell office:value-type="float" office:value="513">
            <text:p>513</text:p>
          </table:table-cell>
          <table:table-cell office:value-type="float" office:value="616">
            <text:p>616</text:p>
          </table:table-cell>
          <table:table-cell office:value-type="float" office:value="520">
            <text:p>520</text:p>
          </table:table-cell>
          <table:table-cell table:formula="of:=[.B41]*3.223/360" office:value-type="float" office:value="4.592775">
            <text:p>4,593</text:p>
          </table:table-cell>
          <table:table-cell table:formula="of:=[.C41]*3.223/360" office:value-type="float" office:value="5.51491111111111">
            <text:p>5,515</text:p>
          </table:table-cell>
          <table:table-cell table:formula="of:=[.D41]*3.223/360" office:value-type="float" office:value="4.65544444444445">
            <text:p>4,655</text:p>
          </table:table-cell>
          <table:table-cell table:formula="of:=[.A41]/1000" office:value-type="float" office:value="16.406">
            <text:p>16,406</text:p>
          </table:table-cell>
          <table:table-cell table:formula="of:=[.E41]*9.8" office:value-type="float" office:value="45.009195">
            <text:p>45,009</text:p>
          </table:table-cell>
          <table:table-cell table:formula="of:=[.F41]*9.8" office:value-type="float" office:value="54.0461288888889">
            <text:p>54,046</text:p>
          </table:table-cell>
          <table:table-cell table:formula="of:=[.G41]*9.8" office:value-type="float" office:value="45.6233555555556">
            <text:p>45,623</text:p>
          </table:table-cell>
        </table:table-row>
        <table:table-row table:style-name="ro1">
          <table:table-cell office:value-type="float" office:value="16658">
            <text:p>16658</text:p>
          </table:table-cell>
          <table:table-cell office:value-type="float" office:value="512">
            <text:p>512</text:p>
          </table:table-cell>
          <table:table-cell office:value-type="float" office:value="585">
            <text:p>585</text:p>
          </table:table-cell>
          <table:table-cell office:value-type="float" office:value="573">
            <text:p>573</text:p>
          </table:table-cell>
          <table:table-cell table:formula="of:=[.B42]*3.223/360" office:value-type="float" office:value="4.58382222222222">
            <text:p>4,584</text:p>
          </table:table-cell>
          <table:table-cell table:formula="of:=[.C42]*3.223/360" office:value-type="float" office:value="5.237375">
            <text:p>5,237</text:p>
          </table:table-cell>
          <table:table-cell table:formula="of:=[.D42]*3.223/360" office:value-type="float" office:value="5.12994166666667">
            <text:p>5,130</text:p>
          </table:table-cell>
          <table:table-cell table:formula="of:=[.A42]/1000" office:value-type="float" office:value="16.658">
            <text:p>16,658</text:p>
          </table:table-cell>
          <table:table-cell table:formula="of:=[.E42]*9.8" office:value-type="float" office:value="44.9214577777778">
            <text:p>44,921</text:p>
          </table:table-cell>
          <table:table-cell table:formula="of:=[.F42]*9.8" office:value-type="float" office:value="51.326275">
            <text:p>51,326</text:p>
          </table:table-cell>
          <table:table-cell table:formula="of:=[.G42]*9.8" office:value-type="float" office:value="50.2734283333333">
            <text:p>50,273</text:p>
          </table:table-cell>
        </table:table-row>
        <table:table-row table:style-name="ro1">
          <table:table-cell office:value-type="float" office:value="16909">
            <text:p>16909</text:p>
          </table:table-cell>
          <table:table-cell table:number-columns-repeated="2" office:value-type="float" office:value="524">
            <text:p>524</text:p>
          </table:table-cell>
          <table:table-cell office:value-type="float" office:value="611">
            <text:p>611</text:p>
          </table:table-cell>
          <table:table-cell table:formula="of:=[.B43]*3.223/360" office:value-type="float" office:value="4.69125555555556">
            <text:p>4,691</text:p>
          </table:table-cell>
          <table:table-cell table:formula="of:=[.C43]*3.223/360" office:value-type="float" office:value="4.69125555555556">
            <text:p>4,691</text:p>
          </table:table-cell>
          <table:table-cell table:formula="of:=[.D43]*3.223/360" office:value-type="float" office:value="5.47014722222222">
            <text:p>5,470</text:p>
          </table:table-cell>
          <table:table-cell table:formula="of:=[.A43]/1000" office:value-type="float" office:value="16.909">
            <text:p>16,909</text:p>
          </table:table-cell>
          <table:table-cell table:formula="of:=[.E43]*9.8" office:value-type="float" office:value="45.9743044444444">
            <text:p>45,974</text:p>
          </table:table-cell>
          <table:table-cell table:formula="of:=[.F43]*9.8" office:value-type="float" office:value="45.9743044444444">
            <text:p>45,974</text:p>
          </table:table-cell>
          <table:table-cell table:formula="of:=[.G43]*9.8" office:value-type="float" office:value="53.6074427777778">
            <text:p>53,607</text:p>
          </table:table-cell>
        </table:table-row>
        <table:table-row table:style-name="ro1">
          <table:table-cell office:value-type="float" office:value="17160">
            <text:p>17160</text:p>
          </table:table-cell>
          <table:table-cell office:value-type="float" office:value="512">
            <text:p>512</text:p>
          </table:table-cell>
          <table:table-cell office:value-type="float" office:value="516">
            <text:p>516</text:p>
          </table:table-cell>
          <table:table-cell office:value-type="float" office:value="604">
            <text:p>604</text:p>
          </table:table-cell>
          <table:table-cell table:formula="of:=[.B44]*3.223/360" office:value-type="float" office:value="4.58382222222222">
            <text:p>4,584</text:p>
          </table:table-cell>
          <table:table-cell table:formula="of:=[.C44]*3.223/360" office:value-type="float" office:value="4.61963333333333">
            <text:p>4,620</text:p>
          </table:table-cell>
          <table:table-cell table:formula="of:=[.D44]*3.223/360" office:value-type="float" office:value="5.40747777777778">
            <text:p>5,407</text:p>
          </table:table-cell>
          <table:table-cell table:formula="of:=[.A44]/1000" office:value-type="float" office:value="17.16">
            <text:p>17,16</text:p>
          </table:table-cell>
          <table:table-cell table:formula="of:=[.E44]*9.8" office:value-type="float" office:value="44.9214577777778">
            <text:p>44,921</text:p>
          </table:table-cell>
          <table:table-cell table:formula="of:=[.F44]*9.8" office:value-type="float" office:value="45.2724066666667">
            <text:p>45,272</text:p>
          </table:table-cell>
          <table:table-cell table:formula="of:=[.G44]*9.8" office:value-type="float" office:value="52.9932822222222">
            <text:p>52,993</text:p>
          </table:table-cell>
        </table:table-row>
        <table:table-row table:style-name="ro1">
          <table:table-cell office:value-type="float" office:value="17412">
            <text:p>17412</text:p>
          </table:table-cell>
          <table:table-cell office:value-type="float" office:value="506">
            <text:p>506</text:p>
          </table:table-cell>
          <table:table-cell office:value-type="float" office:value="516">
            <text:p>516</text:p>
          </table:table-cell>
          <table:table-cell office:value-type="float" office:value="606">
            <text:p>606</text:p>
          </table:table-cell>
          <table:table-cell table:formula="of:=[.B45]*3.223/360" office:value-type="float" office:value="4.53010555555556">
            <text:p>4,530</text:p>
          </table:table-cell>
          <table:table-cell table:formula="of:=[.C45]*3.223/360" office:value-type="float" office:value="4.61963333333333">
            <text:p>4,620</text:p>
          </table:table-cell>
          <table:table-cell table:formula="of:=[.D45]*3.223/360" office:value-type="float" office:value="5.42538333333333">
            <text:p>5,425</text:p>
          </table:table-cell>
          <table:table-cell table:formula="of:=[.A45]/1000" office:value-type="float" office:value="17.412">
            <text:p>17,412</text:p>
          </table:table-cell>
          <table:table-cell table:formula="of:=[.E45]*9.8" office:value-type="float" office:value="44.3950344444444">
            <text:p>44,395</text:p>
          </table:table-cell>
          <table:table-cell table:formula="of:=[.F45]*9.8" office:value-type="float" office:value="45.2724066666667">
            <text:p>45,272</text:p>
          </table:table-cell>
          <table:table-cell table:formula="of:=[.G45]*9.8" office:value-type="float" office:value="53.1687566666667">
            <text:p>53,169</text:p>
          </table:table-cell>
        </table:table-row>
        <table:table-row table:style-name="ro1">
          <table:table-cell office:value-type="float" office:value="17662">
            <text:p>17662</text:p>
          </table:table-cell>
          <table:table-cell office:value-type="float" office:value="513">
            <text:p>513</text:p>
          </table:table-cell>
          <table:table-cell office:value-type="float" office:value="516">
            <text:p>516</text:p>
          </table:table-cell>
          <table:table-cell office:value-type="float" office:value="605">
            <text:p>605</text:p>
          </table:table-cell>
          <table:table-cell table:formula="of:=[.B46]*3.223/360" office:value-type="float" office:value="4.592775">
            <text:p>4,593</text:p>
          </table:table-cell>
          <table:table-cell table:formula="of:=[.C46]*3.223/360" office:value-type="float" office:value="4.61963333333333">
            <text:p>4,620</text:p>
          </table:table-cell>
          <table:table-cell table:formula="of:=[.D46]*3.223/360" office:value-type="float" office:value="5.41643055555556">
            <text:p>5,416</text:p>
          </table:table-cell>
          <table:table-cell table:formula="of:=[.A46]/1000" office:value-type="float" office:value="17.662">
            <text:p>17,662</text:p>
          </table:table-cell>
          <table:table-cell table:formula="of:=[.E46]*9.8" office:value-type="float" office:value="45.009195">
            <text:p>45,009</text:p>
          </table:table-cell>
          <table:table-cell table:formula="of:=[.F46]*9.8" office:value-type="float" office:value="45.2724066666667">
            <text:p>45,272</text:p>
          </table:table-cell>
          <table:table-cell table:formula="of:=[.G46]*9.8" office:value-type="float" office:value="53.0810194444444">
            <text:p>53,081</text:p>
          </table:table-cell>
        </table:table-row>
        <table:table-row table:style-name="ro1">
          <table:table-cell office:value-type="float" office:value="17913">
            <text:p>17913</text:p>
          </table:table-cell>
          <table:table-cell office:value-type="float" office:value="513">
            <text:p>513</text:p>
          </table:table-cell>
          <table:table-cell office:value-type="float" office:value="515">
            <text:p>515</text:p>
          </table:table-cell>
          <table:table-cell office:value-type="float" office:value="605">
            <text:p>605</text:p>
          </table:table-cell>
          <table:table-cell table:formula="of:=[.B47]*3.223/360" office:value-type="float" office:value="4.592775">
            <text:p>4,593</text:p>
          </table:table-cell>
          <table:table-cell table:formula="of:=[.C47]*3.223/360" office:value-type="float" office:value="4.61068055555556">
            <text:p>4,611</text:p>
          </table:table-cell>
          <table:table-cell table:formula="of:=[.D47]*3.223/360" office:value-type="float" office:value="5.41643055555556">
            <text:p>5,416</text:p>
          </table:table-cell>
          <table:table-cell table:formula="of:=[.A47]/1000" office:value-type="float" office:value="17.913">
            <text:p>17,913</text:p>
          </table:table-cell>
          <table:table-cell table:formula="of:=[.E47]*9.8" office:value-type="float" office:value="45.009195">
            <text:p>45,009</text:p>
          </table:table-cell>
          <table:table-cell table:formula="of:=[.F47]*9.8" office:value-type="float" office:value="45.1846694444445">
            <text:p>45,185</text:p>
          </table:table-cell>
          <table:table-cell table:formula="of:=[.G47]*9.8" office:value-type="float" office:value="53.0810194444444">
            <text:p>53,081</text:p>
          </table:table-cell>
        </table:table-row>
        <table:table-row table:style-name="ro1">
          <table:table-cell office:value-type="float" office:value="18165">
            <text:p>18165</text:p>
          </table:table-cell>
          <table:table-cell office:value-type="float" office:value="513">
            <text:p>513</text:p>
          </table:table-cell>
          <table:table-cell office:value-type="float" office:value="516">
            <text:p>516</text:p>
          </table:table-cell>
          <table:table-cell office:value-type="float" office:value="605">
            <text:p>605</text:p>
          </table:table-cell>
          <table:table-cell table:formula="of:=[.B48]*3.223/360" office:value-type="float" office:value="4.592775">
            <text:p>4,593</text:p>
          </table:table-cell>
          <table:table-cell table:formula="of:=[.C48]*3.223/360" office:value-type="float" office:value="4.61963333333333">
            <text:p>4,620</text:p>
          </table:table-cell>
          <table:table-cell table:formula="of:=[.D48]*3.223/360" office:value-type="float" office:value="5.41643055555556">
            <text:p>5,416</text:p>
          </table:table-cell>
          <table:table-cell table:formula="of:=[.A48]/1000" office:value-type="float" office:value="18.165">
            <text:p>18,165</text:p>
          </table:table-cell>
          <table:table-cell table:formula="of:=[.E48]*9.8" office:value-type="float" office:value="45.009195">
            <text:p>45,009</text:p>
          </table:table-cell>
          <table:table-cell table:formula="of:=[.F48]*9.8" office:value-type="float" office:value="45.2724066666667">
            <text:p>45,272</text:p>
          </table:table-cell>
          <table:table-cell table:formula="of:=[.G48]*9.8" office:value-type="float" office:value="53.0810194444444">
            <text:p>53,081</text:p>
          </table:table-cell>
        </table:table-row>
        <table:table-row table:style-name="ro1">
          <table:table-cell office:value-type="float" office:value="18416">
            <text:p>18416</text:p>
          </table:table-cell>
          <table:table-cell office:value-type="float" office:value="513">
            <text:p>513</text:p>
          </table:table-cell>
          <table:table-cell office:value-type="float" office:value="515">
            <text:p>515</text:p>
          </table:table-cell>
          <table:table-cell office:value-type="float" office:value="604">
            <text:p>604</text:p>
          </table:table-cell>
          <table:table-cell table:formula="of:=[.B49]*3.223/360" office:value-type="float" office:value="4.592775">
            <text:p>4,593</text:p>
          </table:table-cell>
          <table:table-cell table:formula="of:=[.C49]*3.223/360" office:value-type="float" office:value="4.61068055555556">
            <text:p>4,611</text:p>
          </table:table-cell>
          <table:table-cell table:formula="of:=[.D49]*3.223/360" office:value-type="float" office:value="5.40747777777778">
            <text:p>5,407</text:p>
          </table:table-cell>
          <table:table-cell table:formula="of:=[.A49]/1000" office:value-type="float" office:value="18.416">
            <text:p>18,416</text:p>
          </table:table-cell>
          <table:table-cell table:formula="of:=[.E49]*9.8" office:value-type="float" office:value="45.009195">
            <text:p>45,009</text:p>
          </table:table-cell>
          <table:table-cell table:formula="of:=[.F49]*9.8" office:value-type="float" office:value="45.1846694444445">
            <text:p>45,185</text:p>
          </table:table-cell>
          <table:table-cell table:formula="of:=[.G49]*9.8" office:value-type="float" office:value="52.9932822222222">
            <text:p>52,993</text:p>
          </table:table-cell>
        </table:table-row>
        <table:table-row table:style-name="ro1">
          <table:table-cell office:value-type="float" office:value="18667">
            <text:p>18667</text:p>
          </table:table-cell>
          <table:table-cell office:value-type="float" office:value="513">
            <text:p>513</text:p>
          </table:table-cell>
          <table:table-cell office:value-type="float" office:value="515">
            <text:p>515</text:p>
          </table:table-cell>
          <table:table-cell office:value-type="float" office:value="605">
            <text:p>605</text:p>
          </table:table-cell>
          <table:table-cell table:formula="of:=[.B50]*3.223/360" office:value-type="float" office:value="4.592775">
            <text:p>4,593</text:p>
          </table:table-cell>
          <table:table-cell table:formula="of:=[.C50]*3.223/360" office:value-type="float" office:value="4.61068055555556">
            <text:p>4,611</text:p>
          </table:table-cell>
          <table:table-cell table:formula="of:=[.D50]*3.223/360" office:value-type="float" office:value="5.41643055555556">
            <text:p>5,416</text:p>
          </table:table-cell>
          <table:table-cell table:formula="of:=[.A50]/1000" office:value-type="float" office:value="18.667">
            <text:p>18,667</text:p>
          </table:table-cell>
          <table:table-cell table:formula="of:=[.E50]*9.8" office:value-type="float" office:value="45.009195">
            <text:p>45,009</text:p>
          </table:table-cell>
          <table:table-cell table:formula="of:=[.F50]*9.8" office:value-type="float" office:value="45.1846694444445">
            <text:p>45,185</text:p>
          </table:table-cell>
          <table:table-cell table:formula="of:=[.G50]*9.8" office:value-type="float" office:value="53.0810194444444">
            <text:p>53,081</text:p>
          </table:table-cell>
        </table:table-row>
        <table:table-row table:style-name="ro1">
          <table:table-cell office:value-type="float" office:value="18919">
            <text:p>18919</text:p>
          </table:table-cell>
          <table:table-cell office:value-type="float" office:value="514">
            <text:p>514</text:p>
          </table:table-cell>
          <table:table-cell office:value-type="float" office:value="515">
            <text:p>515</text:p>
          </table:table-cell>
          <table:table-cell office:value-type="float" office:value="605">
            <text:p>605</text:p>
          </table:table-cell>
          <table:table-cell table:formula="of:=[.B51]*3.223/360" office:value-type="float" office:value="4.60172777777778">
            <text:p>4,602</text:p>
          </table:table-cell>
          <table:table-cell table:formula="of:=[.C51]*3.223/360" office:value-type="float" office:value="4.61068055555556">
            <text:p>4,611</text:p>
          </table:table-cell>
          <table:table-cell table:formula="of:=[.D51]*3.223/360" office:value-type="float" office:value="5.41643055555556">
            <text:p>5,416</text:p>
          </table:table-cell>
          <table:table-cell table:formula="of:=[.A51]/1000" office:value-type="float" office:value="18.919">
            <text:p>18,919</text:p>
          </table:table-cell>
          <table:table-cell table:formula="of:=[.E51]*9.8" office:value-type="float" office:value="45.0969322222222">
            <text:p>45,097</text:p>
          </table:table-cell>
          <table:table-cell table:formula="of:=[.F51]*9.8" office:value-type="float" office:value="45.1846694444445">
            <text:p>45,185</text:p>
          </table:table-cell>
          <table:table-cell table:formula="of:=[.G51]*9.8" office:value-type="float" office:value="53.0810194444444">
            <text:p>53,081</text:p>
          </table:table-cell>
        </table:table-row>
        <table:table-row table:style-name="ro1">
          <table:table-cell office:value-type="float" office:value="19170">
            <text:p>19170</text:p>
          </table:table-cell>
          <table:table-cell office:value-type="float" office:value="513">
            <text:p>513</text:p>
          </table:table-cell>
          <table:table-cell office:value-type="float" office:value="515">
            <text:p>515</text:p>
          </table:table-cell>
          <table:table-cell office:value-type="float" office:value="605">
            <text:p>605</text:p>
          </table:table-cell>
          <table:table-cell table:formula="of:=[.B52]*3.223/360" office:value-type="float" office:value="4.592775">
            <text:p>4,593</text:p>
          </table:table-cell>
          <table:table-cell table:formula="of:=[.C52]*3.223/360" office:value-type="float" office:value="4.61068055555556">
            <text:p>4,611</text:p>
          </table:table-cell>
          <table:table-cell table:formula="of:=[.D52]*3.223/360" office:value-type="float" office:value="5.41643055555556">
            <text:p>5,416</text:p>
          </table:table-cell>
          <table:table-cell table:formula="of:=[.A52]/1000" office:value-type="float" office:value="19.17">
            <text:p>19,17</text:p>
          </table:table-cell>
          <table:table-cell table:formula="of:=[.E52]*9.8" office:value-type="float" office:value="45.009195">
            <text:p>45,009</text:p>
          </table:table-cell>
          <table:table-cell table:formula="of:=[.F52]*9.8" office:value-type="float" office:value="45.1846694444445">
            <text:p>45,185</text:p>
          </table:table-cell>
          <table:table-cell table:formula="of:=[.G52]*9.8" office:value-type="float" office:value="53.0810194444444">
            <text:p>53,081</text:p>
          </table:table-cell>
        </table:table-row>
        <table:table-row table:style-name="ro1">
          <table:table-cell office:value-type="float" office:value="19421">
            <text:p>19421</text:p>
          </table:table-cell>
          <table:table-cell office:value-type="float" office:value="513">
            <text:p>513</text:p>
          </table:table-cell>
          <table:table-cell office:value-type="float" office:value="516">
            <text:p>516</text:p>
          </table:table-cell>
          <table:table-cell office:value-type="float" office:value="606">
            <text:p>606</text:p>
          </table:table-cell>
          <table:table-cell table:formula="of:=[.B53]*3.223/360" office:value-type="float" office:value="4.592775">
            <text:p>4,593</text:p>
          </table:table-cell>
          <table:table-cell table:formula="of:=[.C53]*3.223/360" office:value-type="float" office:value="4.61963333333333">
            <text:p>4,620</text:p>
          </table:table-cell>
          <table:table-cell table:formula="of:=[.D53]*3.223/360" office:value-type="float" office:value="5.42538333333333">
            <text:p>5,425</text:p>
          </table:table-cell>
          <table:table-cell table:formula="of:=[.A53]/1000" office:value-type="float" office:value="19.421">
            <text:p>19,421</text:p>
          </table:table-cell>
          <table:table-cell table:formula="of:=[.E53]*9.8" office:value-type="float" office:value="45.009195">
            <text:p>45,009</text:p>
          </table:table-cell>
          <table:table-cell table:formula="of:=[.F53]*9.8" office:value-type="float" office:value="45.2724066666667">
            <text:p>45,272</text:p>
          </table:table-cell>
          <table:table-cell table:formula="of:=[.G53]*9.8" office:value-type="float" office:value="53.1687566666667">
            <text:p>53,169</text:p>
          </table:table-cell>
        </table:table-row>
        <table:table-row table:style-name="ro1">
          <table:table-cell office:value-type="float" office:value="19673">
            <text:p>19673</text:p>
          </table:table-cell>
          <table:table-cell office:value-type="float" office:value="514">
            <text:p>514</text:p>
          </table:table-cell>
          <table:table-cell office:value-type="float" office:value="515">
            <text:p>515</text:p>
          </table:table-cell>
          <table:table-cell office:value-type="float" office:value="605">
            <text:p>605</text:p>
          </table:table-cell>
          <table:table-cell table:formula="of:=[.B54]*3.223/360" office:value-type="float" office:value="4.60172777777778">
            <text:p>4,602</text:p>
          </table:table-cell>
          <table:table-cell table:formula="of:=[.C54]*3.223/360" office:value-type="float" office:value="4.61068055555556">
            <text:p>4,611</text:p>
          </table:table-cell>
          <table:table-cell table:formula="of:=[.D54]*3.223/360" office:value-type="float" office:value="5.41643055555556">
            <text:p>5,416</text:p>
          </table:table-cell>
          <table:table-cell table:formula="of:=[.A54]/1000" office:value-type="float" office:value="19.673">
            <text:p>19,673</text:p>
          </table:table-cell>
          <table:table-cell table:formula="of:=[.E54]*9.8" office:value-type="float" office:value="45.0969322222222">
            <text:p>45,097</text:p>
          </table:table-cell>
          <table:table-cell table:formula="of:=[.F54]*9.8" office:value-type="float" office:value="45.1846694444445">
            <text:p>45,185</text:p>
          </table:table-cell>
          <table:table-cell table:formula="of:=[.G54]*9.8" office:value-type="float" office:value="53.0810194444444">
            <text:p>53,081</text:p>
          </table:table-cell>
        </table:table-row>
        <table:table-row table:style-name="ro1">
          <table:table-cell office:value-type="float" office:value="19923">
            <text:p>19923</text:p>
          </table:table-cell>
          <table:table-cell office:value-type="float" office:value="513">
            <text:p>513</text:p>
          </table:table-cell>
          <table:table-cell office:value-type="float" office:value="516">
            <text:p>516</text:p>
          </table:table-cell>
          <table:table-cell office:value-type="float" office:value="605">
            <text:p>605</text:p>
          </table:table-cell>
          <table:table-cell table:formula="of:=[.B55]*3.223/360" office:value-type="float" office:value="4.592775">
            <text:p>4,593</text:p>
          </table:table-cell>
          <table:table-cell table:formula="of:=[.C55]*3.223/360" office:value-type="float" office:value="4.61963333333333">
            <text:p>4,620</text:p>
          </table:table-cell>
          <table:table-cell table:formula="of:=[.D55]*3.223/360" office:value-type="float" office:value="5.41643055555556">
            <text:p>5,416</text:p>
          </table:table-cell>
          <table:table-cell table:formula="of:=[.A55]/1000" office:value-type="float" office:value="19.923">
            <text:p>19,923</text:p>
          </table:table-cell>
          <table:table-cell table:formula="of:=[.E55]*9.8" office:value-type="float" office:value="45.009195">
            <text:p>45,009</text:p>
          </table:table-cell>
          <table:table-cell table:formula="of:=[.F55]*9.8" office:value-type="float" office:value="45.2724066666667">
            <text:p>45,272</text:p>
          </table:table-cell>
          <table:table-cell table:formula="of:=[.G55]*9.8" office:value-type="float" office:value="53.0810194444444">
            <text:p>53,081</text:p>
          </table:table-cell>
        </table:table-row>
        <table:table-row table:style-name="ro1">
          <table:table-cell office:value-type="float" office:value="20174">
            <text:p>20174</text:p>
          </table:table-cell>
          <table:table-cell office:value-type="float" office:value="513">
            <text:p>513</text:p>
          </table:table-cell>
          <table:table-cell office:value-type="float" office:value="515">
            <text:p>515</text:p>
          </table:table-cell>
          <table:table-cell office:value-type="float" office:value="605">
            <text:p>605</text:p>
          </table:table-cell>
          <table:table-cell table:formula="of:=[.B56]*3.223/360" office:value-type="float" office:value="4.592775">
            <text:p>4,593</text:p>
          </table:table-cell>
          <table:table-cell table:formula="of:=[.C56]*3.223/360" office:value-type="float" office:value="4.61068055555556">
            <text:p>4,611</text:p>
          </table:table-cell>
          <table:table-cell table:formula="of:=[.D56]*3.223/360" office:value-type="float" office:value="5.41643055555556">
            <text:p>5,416</text:p>
          </table:table-cell>
          <table:table-cell table:formula="of:=[.A56]/1000" office:value-type="float" office:value="20.174">
            <text:p>20,174</text:p>
          </table:table-cell>
          <table:table-cell table:formula="of:=[.E56]*9.8" office:value-type="float" office:value="45.009195">
            <text:p>45,009</text:p>
          </table:table-cell>
          <table:table-cell table:formula="of:=[.F56]*9.8" office:value-type="float" office:value="45.1846694444445">
            <text:p>45,185</text:p>
          </table:table-cell>
          <table:table-cell table:formula="of:=[.G56]*9.8" office:value-type="float" office:value="53.0810194444444">
            <text:p>53,081</text:p>
          </table:table-cell>
        </table:table-row>
        <table:table-row table:style-name="ro1">
          <table:table-cell office:value-type="float" office:value="20426">
            <text:p>20426</text:p>
          </table:table-cell>
          <table:table-cell office:value-type="float" office:value="514">
            <text:p>514</text:p>
          </table:table-cell>
          <table:table-cell office:value-type="float" office:value="515">
            <text:p>515</text:p>
          </table:table-cell>
          <table:table-cell office:value-type="float" office:value="605">
            <text:p>605</text:p>
          </table:table-cell>
          <table:table-cell table:formula="of:=[.B57]*3.223/360" office:value-type="float" office:value="4.60172777777778">
            <text:p>4,602</text:p>
          </table:table-cell>
          <table:table-cell table:formula="of:=[.C57]*3.223/360" office:value-type="float" office:value="4.61068055555556">
            <text:p>4,611</text:p>
          </table:table-cell>
          <table:table-cell table:formula="of:=[.D57]*3.223/360" office:value-type="float" office:value="5.41643055555556">
            <text:p>5,416</text:p>
          </table:table-cell>
          <table:table-cell table:formula="of:=[.A57]/1000" office:value-type="float" office:value="20.426">
            <text:p>20,426</text:p>
          </table:table-cell>
          <table:table-cell table:formula="of:=[.E57]*9.8" office:value-type="float" office:value="45.0969322222222">
            <text:p>45,097</text:p>
          </table:table-cell>
          <table:table-cell table:formula="of:=[.F57]*9.8" office:value-type="float" office:value="45.1846694444445">
            <text:p>45,185</text:p>
          </table:table-cell>
          <table:table-cell table:formula="of:=[.G57]*9.8" office:value-type="float" office:value="53.0810194444444">
            <text:p>53,081</text:p>
          </table:table-cell>
        </table:table-row>
        <table:table-row table:style-name="ro1">
          <table:table-cell office:value-type="float" office:value="20677">
            <text:p>20677</text:p>
          </table:table-cell>
          <table:table-cell office:value-type="float" office:value="514">
            <text:p>514</text:p>
          </table:table-cell>
          <table:table-cell office:value-type="float" office:value="516">
            <text:p>516</text:p>
          </table:table-cell>
          <table:table-cell office:value-type="float" office:value="605">
            <text:p>605</text:p>
          </table:table-cell>
          <table:table-cell table:formula="of:=[.B58]*3.223/360" office:value-type="float" office:value="4.60172777777778">
            <text:p>4,602</text:p>
          </table:table-cell>
          <table:table-cell table:formula="of:=[.C58]*3.223/360" office:value-type="float" office:value="4.61963333333333">
            <text:p>4,620</text:p>
          </table:table-cell>
          <table:table-cell table:formula="of:=[.D58]*3.223/360" office:value-type="float" office:value="5.41643055555556">
            <text:p>5,416</text:p>
          </table:table-cell>
          <table:table-cell table:formula="of:=[.A58]/1000" office:value-type="float" office:value="20.677">
            <text:p>20,677</text:p>
          </table:table-cell>
          <table:table-cell table:formula="of:=[.E58]*9.8" office:value-type="float" office:value="45.0969322222222">
            <text:p>45,097</text:p>
          </table:table-cell>
          <table:table-cell table:formula="of:=[.F58]*9.8" office:value-type="float" office:value="45.2724066666667">
            <text:p>45,272</text:p>
          </table:table-cell>
          <table:table-cell table:formula="of:=[.G58]*9.8" office:value-type="float" office:value="53.0810194444444">
            <text:p>53,081</text:p>
          </table:table-cell>
        </table:table-row>
        <table:table-row table:style-name="ro1">
          <table:table-cell office:value-type="float" office:value="20928">
            <text:p>20928</text:p>
          </table:table-cell>
          <table:table-cell office:value-type="float" office:value="513">
            <text:p>513</text:p>
          </table:table-cell>
          <table:table-cell office:value-type="float" office:value="515">
            <text:p>515</text:p>
          </table:table-cell>
          <table:table-cell office:value-type="float" office:value="604">
            <text:p>604</text:p>
          </table:table-cell>
          <table:table-cell table:formula="of:=[.B59]*3.223/360" office:value-type="float" office:value="4.592775">
            <text:p>4,593</text:p>
          </table:table-cell>
          <table:table-cell table:formula="of:=[.C59]*3.223/360" office:value-type="float" office:value="4.61068055555556">
            <text:p>4,611</text:p>
          </table:table-cell>
          <table:table-cell table:formula="of:=[.D59]*3.223/360" office:value-type="float" office:value="5.40747777777778">
            <text:p>5,407</text:p>
          </table:table-cell>
          <table:table-cell table:formula="of:=[.A59]/1000" office:value-type="float" office:value="20.928">
            <text:p>20,928</text:p>
          </table:table-cell>
          <table:table-cell table:formula="of:=[.E59]*9.8" office:value-type="float" office:value="45.009195">
            <text:p>45,009</text:p>
          </table:table-cell>
          <table:table-cell table:formula="of:=[.F59]*9.8" office:value-type="float" office:value="45.1846694444445">
            <text:p>45,185</text:p>
          </table:table-cell>
          <table:table-cell table:formula="of:=[.G59]*9.8" office:value-type="float" office:value="52.9932822222222">
            <text:p>52,993</text:p>
          </table:table-cell>
        </table:table-row>
        <table:table-row table:style-name="ro1">
          <table:table-cell office:value-type="float" office:value="21180">
            <text:p>21180</text:p>
          </table:table-cell>
          <table:table-cell office:value-type="float" office:value="514">
            <text:p>514</text:p>
          </table:table-cell>
          <table:table-cell office:value-type="float" office:value="515">
            <text:p>515</text:p>
          </table:table-cell>
          <table:table-cell office:value-type="float" office:value="605">
            <text:p>605</text:p>
          </table:table-cell>
          <table:table-cell table:formula="of:=[.B60]*3.223/360" office:value-type="float" office:value="4.60172777777778">
            <text:p>4,602</text:p>
          </table:table-cell>
          <table:table-cell table:formula="of:=[.C60]*3.223/360" office:value-type="float" office:value="4.61068055555556">
            <text:p>4,611</text:p>
          </table:table-cell>
          <table:table-cell table:formula="of:=[.D60]*3.223/360" office:value-type="float" office:value="5.41643055555556">
            <text:p>5,416</text:p>
          </table:table-cell>
          <table:table-cell table:formula="of:=[.A60]/1000" office:value-type="float" office:value="21.18">
            <text:p>21,18</text:p>
          </table:table-cell>
          <table:table-cell table:formula="of:=[.E60]*9.8" office:value-type="float" office:value="45.0969322222222">
            <text:p>45,097</text:p>
          </table:table-cell>
          <table:table-cell table:formula="of:=[.F60]*9.8" office:value-type="float" office:value="45.1846694444445">
            <text:p>45,185</text:p>
          </table:table-cell>
          <table:table-cell table:formula="of:=[.G60]*9.8" office:value-type="float" office:value="53.0810194444444">
            <text:p>53,081</text:p>
          </table:table-cell>
        </table:table-row>
        <table:table-row table:style-name="ro1">
          <table:table-cell office:value-type="float" office:value="21431">
            <text:p>21431</text:p>
          </table:table-cell>
          <table:table-cell office:value-type="float" office:value="513">
            <text:p>513</text:p>
          </table:table-cell>
          <table:table-cell office:value-type="float" office:value="515">
            <text:p>515</text:p>
          </table:table-cell>
          <table:table-cell office:value-type="float" office:value="605">
            <text:p>605</text:p>
          </table:table-cell>
          <table:table-cell table:formula="of:=[.B61]*3.223/360" office:value-type="float" office:value="4.592775">
            <text:p>4,593</text:p>
          </table:table-cell>
          <table:table-cell table:formula="of:=[.C61]*3.223/360" office:value-type="float" office:value="4.61068055555556">
            <text:p>4,611</text:p>
          </table:table-cell>
          <table:table-cell table:formula="of:=[.D61]*3.223/360" office:value-type="float" office:value="5.41643055555556">
            <text:p>5,416</text:p>
          </table:table-cell>
          <table:table-cell table:formula="of:=[.A61]/1000" office:value-type="float" office:value="21.431">
            <text:p>21,431</text:p>
          </table:table-cell>
          <table:table-cell table:formula="of:=[.E61]*9.8" office:value-type="float" office:value="45.009195">
            <text:p>45,009</text:p>
          </table:table-cell>
          <table:table-cell table:formula="of:=[.F61]*9.8" office:value-type="float" office:value="45.1846694444445">
            <text:p>45,185</text:p>
          </table:table-cell>
          <table:table-cell table:formula="of:=[.G61]*9.8" office:value-type="float" office:value="53.0810194444444">
            <text:p>53,081</text:p>
          </table:table-cell>
        </table:table-row>
        <table:table-row table:style-name="ro1">
          <table:table-cell office:value-type="float" office:value="21682">
            <text:p>21682</text:p>
          </table:table-cell>
          <table:table-cell office:value-type="float" office:value="514">
            <text:p>514</text:p>
          </table:table-cell>
          <table:table-cell office:value-type="float" office:value="515">
            <text:p>515</text:p>
          </table:table-cell>
          <table:table-cell office:value-type="float" office:value="605">
            <text:p>605</text:p>
          </table:table-cell>
          <table:table-cell table:formula="of:=[.B62]*3.223/360" office:value-type="float" office:value="4.60172777777778">
            <text:p>4,602</text:p>
          </table:table-cell>
          <table:table-cell table:formula="of:=[.C62]*3.223/360" office:value-type="float" office:value="4.61068055555556">
            <text:p>4,611</text:p>
          </table:table-cell>
          <table:table-cell table:formula="of:=[.D62]*3.223/360" office:value-type="float" office:value="5.41643055555556">
            <text:p>5,416</text:p>
          </table:table-cell>
          <table:table-cell table:formula="of:=[.A62]/1000" office:value-type="float" office:value="21.682">
            <text:p>21,682</text:p>
          </table:table-cell>
          <table:table-cell table:formula="of:=[.E62]*9.8" office:value-type="float" office:value="45.0969322222222">
            <text:p>45,097</text:p>
          </table:table-cell>
          <table:table-cell table:formula="of:=[.F62]*9.8" office:value-type="float" office:value="45.1846694444445">
            <text:p>45,185</text:p>
          </table:table-cell>
          <table:table-cell table:formula="of:=[.G62]*9.8" office:value-type="float" office:value="53.0810194444444">
            <text:p>53,081</text:p>
          </table:table-cell>
        </table:table-row>
        <table:table-row table:style-name="ro1">
          <table:table-cell office:value-type="float" office:value="21934">
            <text:p>21934</text:p>
          </table:table-cell>
          <table:table-cell office:value-type="float" office:value="514">
            <text:p>514</text:p>
          </table:table-cell>
          <table:table-cell office:value-type="float" office:value="515">
            <text:p>515</text:p>
          </table:table-cell>
          <table:table-cell office:value-type="float" office:value="605">
            <text:p>605</text:p>
          </table:table-cell>
          <table:table-cell table:formula="of:=[.B63]*3.223/360" office:value-type="float" office:value="4.60172777777778">
            <text:p>4,602</text:p>
          </table:table-cell>
          <table:table-cell table:formula="of:=[.C63]*3.223/360" office:value-type="float" office:value="4.61068055555556">
            <text:p>4,611</text:p>
          </table:table-cell>
          <table:table-cell table:formula="of:=[.D63]*3.223/360" office:value-type="float" office:value="5.41643055555556">
            <text:p>5,416</text:p>
          </table:table-cell>
          <table:table-cell table:formula="of:=[.A63]/1000" office:value-type="float" office:value="21.934">
            <text:p>21,934</text:p>
          </table:table-cell>
          <table:table-cell table:formula="of:=[.E63]*9.8" office:value-type="float" office:value="45.0969322222222">
            <text:p>45,097</text:p>
          </table:table-cell>
          <table:table-cell table:formula="of:=[.F63]*9.8" office:value-type="float" office:value="45.1846694444445">
            <text:p>45,185</text:p>
          </table:table-cell>
          <table:table-cell table:formula="of:=[.G63]*9.8" office:value-type="float" office:value="53.0810194444444">
            <text:p>53,081</text:p>
          </table:table-cell>
        </table:table-row>
        <table:table-row table:style-name="ro1">
          <table:table-cell office:value-type="float" office:value="22184">
            <text:p>22184</text:p>
          </table:table-cell>
          <table:table-cell office:value-type="float" office:value="513">
            <text:p>513</text:p>
          </table:table-cell>
          <table:table-cell office:value-type="float" office:value="515">
            <text:p>515</text:p>
          </table:table-cell>
          <table:table-cell office:value-type="float" office:value="605">
            <text:p>605</text:p>
          </table:table-cell>
          <table:table-cell table:formula="of:=[.B64]*3.223/360" office:value-type="float" office:value="4.592775">
            <text:p>4,593</text:p>
          </table:table-cell>
          <table:table-cell table:formula="of:=[.C64]*3.223/360" office:value-type="float" office:value="4.61068055555556">
            <text:p>4,611</text:p>
          </table:table-cell>
          <table:table-cell table:formula="of:=[.D64]*3.223/360" office:value-type="float" office:value="5.41643055555556">
            <text:p>5,416</text:p>
          </table:table-cell>
          <table:table-cell table:formula="of:=[.A64]/1000" office:value-type="float" office:value="22.184">
            <text:p>22,184</text:p>
          </table:table-cell>
          <table:table-cell table:formula="of:=[.E64]*9.8" office:value-type="float" office:value="45.009195">
            <text:p>45,009</text:p>
          </table:table-cell>
          <table:table-cell table:formula="of:=[.F64]*9.8" office:value-type="float" office:value="45.1846694444445">
            <text:p>45,185</text:p>
          </table:table-cell>
          <table:table-cell table:formula="of:=[.G64]*9.8" office:value-type="float" office:value="53.0810194444444">
            <text:p>53,081</text:p>
          </table:table-cell>
        </table:table-row>
        <table:table-row table:style-name="ro1">
          <table:table-cell office:value-type="float" office:value="22435">
            <text:p>22435</text:p>
          </table:table-cell>
          <table:table-cell office:value-type="float" office:value="514">
            <text:p>514</text:p>
          </table:table-cell>
          <table:table-cell office:value-type="float" office:value="515">
            <text:p>515</text:p>
          </table:table-cell>
          <table:table-cell office:value-type="float" office:value="605">
            <text:p>605</text:p>
          </table:table-cell>
          <table:table-cell table:formula="of:=[.B65]*3.223/360" office:value-type="float" office:value="4.60172777777778">
            <text:p>4,602</text:p>
          </table:table-cell>
          <table:table-cell table:formula="of:=[.C65]*3.223/360" office:value-type="float" office:value="4.61068055555556">
            <text:p>4,611</text:p>
          </table:table-cell>
          <table:table-cell table:formula="of:=[.D65]*3.223/360" office:value-type="float" office:value="5.41643055555556">
            <text:p>5,416</text:p>
          </table:table-cell>
          <table:table-cell table:formula="of:=[.A65]/1000" office:value-type="float" office:value="22.435">
            <text:p>22,435</text:p>
          </table:table-cell>
          <table:table-cell table:formula="of:=[.E65]*9.8" office:value-type="float" office:value="45.0969322222222">
            <text:p>45,097</text:p>
          </table:table-cell>
          <table:table-cell table:formula="of:=[.F65]*9.8" office:value-type="float" office:value="45.1846694444445">
            <text:p>45,185</text:p>
          </table:table-cell>
          <table:table-cell table:formula="of:=[.G65]*9.8" office:value-type="float" office:value="53.0810194444444">
            <text:p>53,081</text:p>
          </table:table-cell>
        </table:table-row>
        <table:table-row table:style-name="ro1">
          <table:table-cell office:value-type="float" office:value="22686">
            <text:p>22686</text:p>
          </table:table-cell>
          <table:table-cell office:value-type="float" office:value="513">
            <text:p>513</text:p>
          </table:table-cell>
          <table:table-cell office:value-type="float" office:value="515">
            <text:p>515</text:p>
          </table:table-cell>
          <table:table-cell office:value-type="float" office:value="604">
            <text:p>604</text:p>
          </table:table-cell>
          <table:table-cell table:formula="of:=[.B66]*3.223/360" office:value-type="float" office:value="4.592775">
            <text:p>4,593</text:p>
          </table:table-cell>
          <table:table-cell table:formula="of:=[.C66]*3.223/360" office:value-type="float" office:value="4.61068055555556">
            <text:p>4,611</text:p>
          </table:table-cell>
          <table:table-cell table:formula="of:=[.D66]*3.223/360" office:value-type="float" office:value="5.40747777777778">
            <text:p>5,407</text:p>
          </table:table-cell>
          <table:table-cell table:formula="of:=[.A66]/1000" office:value-type="float" office:value="22.686">
            <text:p>22,686</text:p>
          </table:table-cell>
          <table:table-cell table:formula="of:=[.E66]*9.8" office:value-type="float" office:value="45.009195">
            <text:p>45,009</text:p>
          </table:table-cell>
          <table:table-cell table:formula="of:=[.F66]*9.8" office:value-type="float" office:value="45.1846694444445">
            <text:p>45,185</text:p>
          </table:table-cell>
          <table:table-cell table:formula="of:=[.G66]*9.8" office:value-type="float" office:value="52.9932822222222">
            <text:p>52,993</text:p>
          </table:table-cell>
        </table:table-row>
        <table:table-row table:style-name="ro1">
          <table:table-cell office:value-type="float" office:value="22938">
            <text:p>22938</text:p>
          </table:table-cell>
          <table:table-cell office:value-type="float" office:value="513">
            <text:p>513</text:p>
          </table:table-cell>
          <table:table-cell office:value-type="float" office:value="515">
            <text:p>515</text:p>
          </table:table-cell>
          <table:table-cell office:value-type="float" office:value="605">
            <text:p>605</text:p>
          </table:table-cell>
          <table:table-cell table:formula="of:=[.B67]*3.223/360" office:value-type="float" office:value="4.592775">
            <text:p>4,593</text:p>
          </table:table-cell>
          <table:table-cell table:formula="of:=[.C67]*3.223/360" office:value-type="float" office:value="4.61068055555556">
            <text:p>4,611</text:p>
          </table:table-cell>
          <table:table-cell table:formula="of:=[.D67]*3.223/360" office:value-type="float" office:value="5.41643055555556">
            <text:p>5,416</text:p>
          </table:table-cell>
          <table:table-cell table:formula="of:=[.A67]/1000" office:value-type="float" office:value="22.938">
            <text:p>22,938</text:p>
          </table:table-cell>
          <table:table-cell table:formula="of:=[.E67]*9.8" office:value-type="float" office:value="45.009195">
            <text:p>45,009</text:p>
          </table:table-cell>
          <table:table-cell table:formula="of:=[.F67]*9.8" office:value-type="float" office:value="45.1846694444445">
            <text:p>45,185</text:p>
          </table:table-cell>
          <table:table-cell table:formula="of:=[.G67]*9.8" office:value-type="float" office:value="53.0810194444444">
            <text:p>53,08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s" fo:country="E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number-style style:name="N105">
      <number:number number:decimal-places="9" number:min-integer-digits="1"/>
    </number:number-style>
    <number:number-style style:name="N106">
      <number:number number:decimal-places="8" number:min-integer-digits="1"/>
    </number:number-style>
    <number:number-style style:name="N107">
      <number:number number:decimal-places="7" number:min-integer-digits="1"/>
    </number:number-style>
    <number:number-style style:name="N108">
      <number:number number:decimal-places="6" number:min-integer-digits="1"/>
    </number:number-style>
    <number:number-style style:name="N109">
      <number:number number:decimal-places="5" number:min-integer-digits="1"/>
    </number:number-style>
    <number:number-style style:name="N110">
      <number:number number:decimal-places="4" number:min-integer-digits="1"/>
    </number:number-style>
    <number:number-style style:name="N111">
      <number:number number:decimal-places="3"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22">22/10/2015</text:date>, <text:time>19:42:14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0-22T19:42:14.65</dc:date>
    <dc:creator>Pepe Gonzalez Un pope en tu culo</dc:creator>
    <meta:generator>OpenOffice/4.1.0$Win32 OpenOffice.org_project/410m18$Build-9764</meta:generator>
    <meta:editing-duration>PT2M29S</meta:editing-duration>
    <meta:editing-cycles>1</meta:editing-cycles>
    <meta:document-statistic meta:table-count="1" meta:cell-count="73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11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 style:rotation-angle="9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11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11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111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111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615cm" svg:y="0.316cm" chart:style-name="ch2">
          <text:p>Medidas de aceleración</text:p>
        </chart:title>
        <chart:subtitle svg:x="6.686cm" svg:y="1.275cm" chart:style-name="ch3">
          <text:p>Eje X Derecha</text:p>
        </chart:subtitle>
        <chart:legend chart:legend-position="end" svg:x="13.756cm" svg:y="3.664cm" style:legend-expansion="high" chart:style-name="ch4"/>
        <chart:plot-area chart:style-name="ch5" table:cell-range-address="Hoja1.H1:Hoja1.K67" chart:data-source-has-labels="both" svg:x="1.358cm" svg:y="2.318cm" svg:width="11.758cm" svg:height="5.494cm">
          <chartooo:coordinate-region svg:x="2.641cm" svg:y="2.531cm" svg:width="10.475cm" svg:height="3.999cm"/>
          <chart:axis chart:dimension="x" chart:name="primary-x" chart:style-name="ch6" chartooo:axis-type="auto">
            <chartooo:date-scale/>
            <chart:title svg:x="7.087cm" svg:y="7.993cm" chart:style-name="ch7">
              <text:p>s</text:p>
            </chart:title>
            <chart:categories table:cell-range-address="Hoja1.H2:Hoja1.H67"/>
          </chart:axis>
          <chart:axis chart:dimension="y" chart:name="primary-y" chart:style-name="ch8">
            <chart:title svg:x="0.451cm" svg:y="5.493cm" chart:style-name="ch9">
              <text:p>m/s2</text:p>
            </chart:title>
            <chart:grid chart:style-name="ch10" chart:class="major"/>
          </chart:axis>
          <chart:series chart:style-name="ch11" chart:values-cell-range-address="Hoja1.I2:Hoja1.I67" chart:label-cell-address="Hoja1.I1:Hoja1.I1" chart:class="chart:line">
            <chart:data-point chart:repeated="66"/>
          </chart:series>
          <chart:series chart:style-name="ch12" chart:values-cell-range-address="Hoja1.J2:Hoja1.J67" chart:label-cell-address="Hoja1.J1:Hoja1.J1" chart:class="chart:line">
            <chart:data-point chart:repeated="66"/>
          </chart:series>
          <chart:series chart:style-name="ch13" chart:values-cell-range-address="Hoja1.K2:Hoja1.K67" chart:label-cell-address="Hoja1.K1:Hoja1.K1" chart:class="chart:line">
            <chart:data-point chart:repeated="6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Xms2</text:p>
                <draw:g>
                  <svg:desc>Hoja1.I1:Hoja1.I1</svg:desc>
                </draw:g>
              </table:table-cell>
              <table:table-cell office:value-type="string">
                <text:p>Yms2</text:p>
                <draw:g>
                  <svg:desc>Hoja1.J1:Hoja1.J1</svg:desc>
                </draw:g>
              </table:table-cell>
              <table:table-cell office:value-type="string">
                <text:p>Zms2</text:p>
                <draw:g>
                  <svg:desc>Hoja1.K1:Hoja1.K1</svg:desc>
                </draw:g>
              </table:table-cell>
            </table:table-row>
          </table:table-header-rows>
          <table:table-rows>
            <table:table-row>
              <table:table-cell office:value-type="float" office:value="6.609">
                <text:p>10</text:p>
                <draw:g>
                  <svg:desc>Hoja1.H2:Hoja1.H67</svg:desc>
                </draw:g>
              </table:table-cell>
              <table:table-cell office:value-type="float" office:value="29.4797066666667">
                <text:p>29.4797066666667</text:p>
                <draw:g>
                  <svg:desc>Hoja1.I2:Hoja1.I67</svg:desc>
                </draw:g>
              </table:table-cell>
              <table:table-cell office:value-type="float" office:value="30.1816044444444">
                <text:p>30.1816044444444</text:p>
                <draw:g>
                  <svg:desc>Hoja1.J2:Hoja1.J67</svg:desc>
                </draw:g>
              </table:table-cell>
              <table:table-cell office:value-type="float" office:value="36.7618961111111">
                <text:p>36.7618961111111</text:p>
                <draw:g>
                  <svg:desc>Hoja1.K2:Hoja1.K67</svg:desc>
                </draw:g>
              </table:table-cell>
            </table:table-row>
            <table:table-row>
              <table:table-cell office:value-type="float" office:value="6.861">
                <text:p>10</text:p>
              </table:table-cell>
              <table:table-cell office:value-type="float" office:value="45.009195">
                <text:p>45.009195</text:p>
              </table:table-cell>
              <table:table-cell office:value-type="float" office:value="45.1846694444445">
                <text:p>45.1846694444445</text:p>
              </table:table-cell>
              <table:table-cell office:value-type="float" office:value="53.0810194444444">
                <text:p>53.0810194444444</text:p>
              </table:table-cell>
            </table:table-row>
            <table:table-row>
              <table:table-cell office:value-type="float" office:value="7.112">
                <text:p>10</text:p>
              </table:table-cell>
              <table:table-cell office:value-type="float" office:value="45.0969322222222">
                <text:p>45.0969322222222</text:p>
              </table:table-cell>
              <table:table-cell office:value-type="float" office:value="45.1846694444445">
                <text:p>45.1846694444445</text:p>
              </table:table-cell>
              <table:table-cell office:value-type="float" office:value="53.0810194444444">
                <text:p>53.0810194444444</text:p>
              </table:table-cell>
            </table:table-row>
            <table:table-row>
              <table:table-cell office:value-type="float" office:value="7.363">
                <text:p>10</text:p>
              </table:table-cell>
              <table:table-cell office:value-type="float" office:value="45.0969322222222">
                <text:p>45.0969322222222</text:p>
              </table:table-cell>
              <table:table-cell office:value-type="float" office:value="45.2724066666667">
                <text:p>45.2724066666667</text:p>
              </table:table-cell>
              <table:table-cell office:value-type="float" office:value="52.9932822222222">
                <text:p>52.9932822222222</text:p>
              </table:table-cell>
            </table:table-row>
            <table:table-row>
              <table:table-cell office:value-type="float" office:value="7.614">
                <text:p>10</text:p>
              </table:table-cell>
              <table:table-cell office:value-type="float" office:value="45.009195">
                <text:p>45.009195</text:p>
              </table:table-cell>
              <table:table-cell office:value-type="float" office:value="45.1846694444445">
                <text:p>45.1846694444445</text:p>
              </table:table-cell>
              <table:table-cell office:value-type="float" office:value="52.9932822222222">
                <text:p>52.9932822222222</text:p>
              </table:table-cell>
            </table:table-row>
            <table:table-row>
              <table:table-cell office:value-type="float" office:value="7.866">
                <text:p>10</text:p>
              </table:table-cell>
              <table:table-cell office:value-type="float" office:value="45.0969322222222">
                <text:p>45.0969322222222</text:p>
              </table:table-cell>
              <table:table-cell office:value-type="float" office:value="45.2724066666667">
                <text:p>45.2724066666667</text:p>
              </table:table-cell>
              <table:table-cell office:value-type="float" office:value="53.0810194444444">
                <text:p>53.0810194444444</text:p>
              </table:table-cell>
            </table:table-row>
            <table:table-row>
              <table:table-cell office:value-type="float" office:value="8.117">
                <text:p>10</text:p>
              </table:table-cell>
              <table:table-cell office:value-type="float" office:value="45.0969322222222">
                <text:p>45.0969322222222</text:p>
              </table:table-cell>
              <table:table-cell office:value-type="float" office:value="45.1846694444445">
                <text:p>45.1846694444445</text:p>
              </table:table-cell>
              <table:table-cell office:value-type="float" office:value="53.0810194444444">
                <text:p>53.0810194444444</text:p>
              </table:table-cell>
            </table:table-row>
            <table:table-row>
              <table:table-cell office:value-type="float" office:value="8.368">
                <text:p>10</text:p>
              </table:table-cell>
              <table:table-cell office:value-type="float" office:value="45.0969322222222">
                <text:p>45.0969322222222</text:p>
              </table:table-cell>
              <table:table-cell office:value-type="float" office:value="45.1846694444445">
                <text:p>45.1846694444445</text:p>
              </table:table-cell>
              <table:table-cell office:value-type="float" office:value="52.9932822222222">
                <text:p>52.9932822222222</text:p>
              </table:table-cell>
            </table:table-row>
            <table:table-row>
              <table:table-cell office:value-type="float" office:value="8.62">
                <text:p>10</text:p>
              </table:table-cell>
              <table:table-cell office:value-type="float" office:value="45.1846694444445">
                <text:p>45.1846694444445</text:p>
              </table:table-cell>
              <table:table-cell office:value-type="float" office:value="45.1846694444445">
                <text:p>45.1846694444445</text:p>
              </table:table-cell>
              <table:table-cell office:value-type="float" office:value="52.9932822222222">
                <text:p>52.9932822222222</text:p>
              </table:table-cell>
            </table:table-row>
            <table:table-row>
              <table:table-cell office:value-type="float" office:value="8.87">
                <text:p>10</text:p>
              </table:table-cell>
              <table:table-cell office:value-type="float" office:value="45.0969322222222">
                <text:p>45.0969322222222</text:p>
              </table:table-cell>
              <table:table-cell office:value-type="float" office:value="45.2724066666667">
                <text:p>45.2724066666667</text:p>
              </table:table-cell>
              <table:table-cell office:value-type="float" office:value="53.0810194444444">
                <text:p>53.0810194444444</text:p>
              </table:table-cell>
            </table:table-row>
            <table:table-row>
              <table:table-cell office:value-type="float" office:value="9.121">
                <text:p>10</text:p>
              </table:table-cell>
              <table:table-cell office:value-type="float" office:value="45.0969322222222">
                <text:p>45.0969322222222</text:p>
              </table:table-cell>
              <table:table-cell office:value-type="float" office:value="45.1846694444445">
                <text:p>45.1846694444445</text:p>
              </table:table-cell>
              <table:table-cell office:value-type="float" office:value="53.0810194444444">
                <text:p>53.0810194444444</text:p>
              </table:table-cell>
            </table:table-row>
            <table:table-row>
              <table:table-cell office:value-type="float" office:value="9.372">
                <text:p>10</text:p>
              </table:table-cell>
              <table:table-cell office:value-type="float" office:value="45.0969322222222">
                <text:p>45.0969322222222</text:p>
              </table:table-cell>
              <table:table-cell office:value-type="float" office:value="45.1846694444445">
                <text:p>45.1846694444445</text:p>
              </table:table-cell>
              <table:table-cell office:value-type="float" office:value="52.9932822222222">
                <text:p>52.9932822222222</text:p>
              </table:table-cell>
            </table:table-row>
            <table:table-row>
              <table:table-cell office:value-type="float" office:value="9.624">
                <text:p>10</text:p>
              </table:table-cell>
              <table:table-cell office:value-type="float" office:value="45.0969322222222">
                <text:p>45.0969322222222</text:p>
              </table:table-cell>
              <table:table-cell office:value-type="float" office:value="45.1846694444445">
                <text:p>45.1846694444445</text:p>
              </table:table-cell>
              <table:table-cell office:value-type="float" office:value="53.0810194444444">
                <text:p>53.0810194444444</text:p>
              </table:table-cell>
            </table:table-row>
            <table:table-row>
              <table:table-cell office:value-type="float" office:value="9.875">
                <text:p>10</text:p>
              </table:table-cell>
              <table:table-cell office:value-type="float" office:value="46.2375161111111">
                <text:p>46.2375161111111</text:p>
              </table:table-cell>
              <table:table-cell office:value-type="float" office:value="45.6233555555556">
                <text:p>45.6233555555556</text:p>
              </table:table-cell>
              <table:table-cell office:value-type="float" office:value="53.69518">
                <text:p>53.69518</text:p>
              </table:table-cell>
            </table:table-row>
            <table:table-row>
              <table:table-cell office:value-type="float" office:value="10.126">
                <text:p>10</text:p>
              </table:table-cell>
              <table:table-cell office:value-type="float" office:value="45.009195">
                <text:p>45.009195</text:p>
              </table:table-cell>
              <table:table-cell office:value-type="float" office:value="45.2724066666667">
                <text:p>45.2724066666667</text:p>
              </table:table-cell>
              <table:table-cell office:value-type="float" office:value="53.0810194444444">
                <text:p>53.0810194444444</text:p>
              </table:table-cell>
            </table:table-row>
            <table:table-row>
              <table:table-cell office:value-type="float" office:value="10.378">
                <text:p>10</text:p>
              </table:table-cell>
              <table:table-cell office:value-type="float" office:value="45.009195">
                <text:p>45.009195</text:p>
              </table:table-cell>
              <table:table-cell office:value-type="float" office:value="45.2724066666667">
                <text:p>45.2724066666667</text:p>
              </table:table-cell>
              <table:table-cell office:value-type="float" office:value="52.9932822222222">
                <text:p>52.9932822222222</text:p>
              </table:table-cell>
            </table:table-row>
            <table:table-row>
              <table:table-cell office:value-type="float" office:value="10.629">
                <text:p>10</text:p>
              </table:table-cell>
              <table:table-cell office:value-type="float" office:value="45.0969322222222">
                <text:p>45.0969322222222</text:p>
              </table:table-cell>
              <table:table-cell office:value-type="float" office:value="45.1846694444445">
                <text:p>45.1846694444445</text:p>
              </table:table-cell>
              <table:table-cell office:value-type="float" office:value="53.0810194444444">
                <text:p>53.0810194444444</text:p>
              </table:table-cell>
            </table:table-row>
            <table:table-row>
              <table:table-cell office:value-type="float" office:value="10.88">
                <text:p>10</text:p>
              </table:table-cell>
              <table:table-cell office:value-type="float" office:value="45.009195">
                <text:p>45.009195</text:p>
              </table:table-cell>
              <table:table-cell office:value-type="float" office:value="45.1846694444445">
                <text:p>45.1846694444445</text:p>
              </table:table-cell>
              <table:table-cell office:value-type="float" office:value="53.0810194444444">
                <text:p>53.0810194444444</text:p>
              </table:table-cell>
            </table:table-row>
            <table:table-row>
              <table:table-cell office:value-type="float" office:value="11.13">
                <text:p>10</text:p>
              </table:table-cell>
              <table:table-cell office:value-type="float" office:value="45.7110927777778">
                <text:p>45.7110927777778</text:p>
              </table:table-cell>
              <table:table-cell office:value-type="float" office:value="47.6413116666667">
                <text:p>47.6413116666667</text:p>
              </table:table-cell>
              <table:table-cell office:value-type="float" office:value="51.8526983333333">
                <text:p>51.8526983333333</text:p>
              </table:table-cell>
            </table:table-row>
            <table:table-row>
              <table:table-cell office:value-type="float" office:value="11.382">
                <text:p>10</text:p>
              </table:table-cell>
              <table:table-cell office:value-type="float" office:value="45.009195">
                <text:p>45.009195</text:p>
              </table:table-cell>
              <table:table-cell office:value-type="float" office:value="50.7121144444445">
                <text:p>50.7121144444445</text:p>
              </table:table-cell>
              <table:table-cell office:value-type="float" office:value="50.7998516666667">
                <text:p>50.7998516666667</text:p>
              </table:table-cell>
            </table:table-row>
            <table:table-row>
              <table:table-cell office:value-type="float" office:value="11.633">
                <text:p>10</text:p>
              </table:table-cell>
              <table:table-cell office:value-type="float" office:value="45.009195">
                <text:p>45.009195</text:p>
              </table:table-cell>
              <table:table-cell office:value-type="float" office:value="52.5545961111111">
                <text:p>52.5545961111111</text:p>
              </table:table-cell>
              <table:table-cell office:value-type="float" office:value="48.95737">
                <text:p>48.95737</text:p>
              </table:table-cell>
            </table:table-row>
            <table:table-row>
              <table:table-cell office:value-type="float" office:value="11.884">
                <text:p>10</text:p>
              </table:table-cell>
              <table:table-cell office:value-type="float" office:value="44.9214577777778">
                <text:p>44.9214577777778</text:p>
              </table:table-cell>
              <table:table-cell office:value-type="float" office:value="54.0461288888889">
                <text:p>54.0461288888889</text:p>
              </table:table-cell>
              <table:table-cell office:value-type="float" office:value="45.79883">
                <text:p>45.79883</text:p>
              </table:table-cell>
            </table:table-row>
            <table:table-row>
              <table:table-cell office:value-type="float" office:value="12.136">
                <text:p>10</text:p>
              </table:table-cell>
              <table:table-cell office:value-type="float" office:value="45.3601438888889">
                <text:p>45.3601438888889</text:p>
              </table:table-cell>
              <table:table-cell office:value-type="float" office:value="54.484815">
                <text:p>54.484815</text:p>
              </table:table-cell>
              <table:table-cell office:value-type="float" office:value="44.4827716666667">
                <text:p>44.4827716666667</text:p>
              </table:table-cell>
            </table:table-row>
            <table:table-row>
              <table:table-cell office:value-type="float" office:value="12.387">
                <text:p>10</text:p>
              </table:table-cell>
              <table:table-cell office:value-type="float" office:value="45.009195">
                <text:p>45.009195</text:p>
              </table:table-cell>
              <table:table-cell office:value-type="float" office:value="54.2216033333333">
                <text:p>54.2216033333333</text:p>
              </table:table-cell>
              <table:table-cell office:value-type="float" office:value="43.7808738888889">
                <text:p>43.7808738888889</text:p>
              </table:table-cell>
            </table:table-row>
            <table:table-row>
              <table:table-cell office:value-type="float" office:value="12.638">
                <text:p>10</text:p>
              </table:table-cell>
              <table:table-cell office:value-type="float" office:value="44.9214577777778">
                <text:p>44.9214577777778</text:p>
              </table:table-cell>
              <table:table-cell office:value-type="float" office:value="54.0461288888889">
                <text:p>54.0461288888889</text:p>
              </table:table-cell>
              <table:table-cell office:value-type="float" office:value="43.2544505555556">
                <text:p>43.2544505555556</text:p>
              </table:table-cell>
            </table:table-row>
            <table:table-row>
              <table:table-cell office:value-type="float" office:value="12.89">
                <text:p>10</text:p>
              </table:table-cell>
              <table:table-cell office:value-type="float" office:value="45.009195">
                <text:p>45.009195</text:p>
              </table:table-cell>
              <table:table-cell office:value-type="float" office:value="54.1338661111111">
                <text:p>54.1338661111111</text:p>
              </table:table-cell>
              <table:table-cell office:value-type="float" office:value="43.0789761111111">
                <text:p>43.0789761111111</text:p>
              </table:table-cell>
            </table:table-row>
            <table:table-row>
              <table:table-cell office:value-type="float" office:value="13.14">
                <text:p>10</text:p>
              </table:table-cell>
              <table:table-cell office:value-type="float" office:value="44.9214577777778">
                <text:p>44.9214577777778</text:p>
              </table:table-cell>
              <table:table-cell office:value-type="float" office:value="54.1338661111111">
                <text:p>54.1338661111111</text:p>
              </table:table-cell>
              <table:table-cell office:value-type="float" office:value="43.1667133333333">
                <text:p>43.1667133333333</text:p>
              </table:table-cell>
            </table:table-row>
            <table:table-row>
              <table:table-cell office:value-type="float" office:value="13.391">
                <text:p>10</text:p>
              </table:table-cell>
              <table:table-cell office:value-type="float" office:value="44.9214577777778">
                <text:p>44.9214577777778</text:p>
              </table:table-cell>
              <table:table-cell office:value-type="float" office:value="54.0461288888889">
                <text:p>54.0461288888889</text:p>
              </table:table-cell>
              <table:table-cell office:value-type="float" office:value="43.1667133333333">
                <text:p>43.1667133333333</text:p>
              </table:table-cell>
            </table:table-row>
            <table:table-row>
              <table:table-cell office:value-type="float" office:value="13.643">
                <text:p>10</text:p>
              </table:table-cell>
              <table:table-cell office:value-type="float" office:value="44.9214577777778">
                <text:p>44.9214577777778</text:p>
              </table:table-cell>
              <table:table-cell office:value-type="float" office:value="54.1338661111111">
                <text:p>54.1338661111111</text:p>
              </table:table-cell>
              <table:table-cell office:value-type="float" office:value="43.1667133333333">
                <text:p>43.1667133333333</text:p>
              </table:table-cell>
            </table:table-row>
            <table:table-row>
              <table:table-cell office:value-type="float" office:value="13.894">
                <text:p>10</text:p>
              </table:table-cell>
              <table:table-cell office:value-type="float" office:value="45.009195">
                <text:p>45.009195</text:p>
              </table:table-cell>
              <table:table-cell office:value-type="float" office:value="54.1338661111111">
                <text:p>54.1338661111111</text:p>
              </table:table-cell>
              <table:table-cell office:value-type="float" office:value="43.3421877777778">
                <text:p>43.3421877777778</text:p>
              </table:table-cell>
            </table:table-row>
            <table:table-row>
              <table:table-cell office:value-type="float" office:value="14.145">
                <text:p>10</text:p>
              </table:table-cell>
              <table:table-cell office:value-type="float" office:value="45.009195">
                <text:p>45.009195</text:p>
              </table:table-cell>
              <table:table-cell office:value-type="float" office:value="54.1338661111111">
                <text:p>54.1338661111111</text:p>
              </table:table-cell>
              <table:table-cell office:value-type="float" office:value="43.5176622222222">
                <text:p>43.5176622222222</text:p>
              </table:table-cell>
            </table:table-row>
            <table:table-row>
              <table:table-cell office:value-type="float" office:value="14.397">
                <text:p>10</text:p>
              </table:table-cell>
              <table:table-cell office:value-type="float" office:value="45.009195">
                <text:p>45.009195</text:p>
              </table:table-cell>
              <table:table-cell office:value-type="float" office:value="54.1338661111111">
                <text:p>54.1338661111111</text:p>
              </table:table-cell>
              <table:table-cell office:value-type="float" office:value="43.6053994444444">
                <text:p>43.6053994444444</text:p>
              </table:table-cell>
            </table:table-row>
            <table:table-row>
              <table:table-cell office:value-type="float" office:value="14.648">
                <text:p>10</text:p>
              </table:table-cell>
              <table:table-cell office:value-type="float" office:value="45.009195">
                <text:p>45.009195</text:p>
              </table:table-cell>
              <table:table-cell office:value-type="float" office:value="54.1338661111111">
                <text:p>54.1338661111111</text:p>
              </table:table-cell>
              <table:table-cell office:value-type="float" office:value="43.429925">
                <text:p>43.429925</text:p>
              </table:table-cell>
            </table:table-row>
            <table:table-row>
              <table:table-cell office:value-type="float" office:value="14.899">
                <text:p>10</text:p>
              </table:table-cell>
              <table:table-cell office:value-type="float" office:value="44.9214577777778">
                <text:p>44.9214577777778</text:p>
              </table:table-cell>
              <table:table-cell office:value-type="float" office:value="54.1338661111111">
                <text:p>54.1338661111111</text:p>
              </table:table-cell>
              <table:table-cell office:value-type="float" office:value="43.5176622222222">
                <text:p>43.5176622222222</text:p>
              </table:table-cell>
            </table:table-row>
            <table:table-row>
              <table:table-cell office:value-type="float" office:value="15.151">
                <text:p>20</text:p>
              </table:table-cell>
              <table:table-cell office:value-type="float" office:value="45.009195">
                <text:p>45.009195</text:p>
              </table:table-cell>
              <table:table-cell office:value-type="float" office:value="54.1338661111111">
                <text:p>54.1338661111111</text:p>
              </table:table-cell>
              <table:table-cell office:value-type="float" office:value="43.6053994444444">
                <text:p>43.6053994444444</text:p>
              </table:table-cell>
            </table:table-row>
            <table:table-row>
              <table:table-cell office:value-type="float" office:value="15.401">
                <text:p>20</text:p>
              </table:table-cell>
              <table:table-cell office:value-type="float" office:value="45.009195">
                <text:p>45.009195</text:p>
              </table:table-cell>
              <table:table-cell office:value-type="float" office:value="54.1338661111111">
                <text:p>54.1338661111111</text:p>
              </table:table-cell>
              <table:table-cell office:value-type="float" office:value="43.5176622222222">
                <text:p>43.5176622222222</text:p>
              </table:table-cell>
            </table:table-row>
            <table:table-row>
              <table:table-cell office:value-type="float" office:value="15.652">
                <text:p>20</text:p>
              </table:table-cell>
              <table:table-cell office:value-type="float" office:value="45.009195">
                <text:p>45.009195</text:p>
              </table:table-cell>
              <table:table-cell office:value-type="float" office:value="54.1338661111111">
                <text:p>54.1338661111111</text:p>
              </table:table-cell>
              <table:table-cell office:value-type="float" office:value="43.429925">
                <text:p>43.429925</text:p>
              </table:table-cell>
            </table:table-row>
            <table:table-row>
              <table:table-cell office:value-type="float" office:value="15.904">
                <text:p>20</text:p>
              </table:table-cell>
              <table:table-cell office:value-type="float" office:value="45.009195">
                <text:p>45.009195</text:p>
              </table:table-cell>
              <table:table-cell office:value-type="float" office:value="54.1338661111111">
                <text:p>54.1338661111111</text:p>
              </table:table-cell>
              <table:table-cell office:value-type="float" office:value="43.429925">
                <text:p>43.429925</text:p>
              </table:table-cell>
            </table:table-row>
            <table:table-row>
              <table:table-cell office:value-type="float" office:value="16.155">
                <text:p>20</text:p>
              </table:table-cell>
              <table:table-cell office:value-type="float" office:value="44.9214577777778">
                <text:p>44.9214577777778</text:p>
              </table:table-cell>
              <table:table-cell office:value-type="float" office:value="54.2216033333333">
                <text:p>54.2216033333333</text:p>
              </table:table-cell>
              <table:table-cell office:value-type="float" office:value="43.429925">
                <text:p>43.429925</text:p>
              </table:table-cell>
            </table:table-row>
            <table:table-row>
              <table:table-cell office:value-type="float" office:value="16.406">
                <text:p>20</text:p>
              </table:table-cell>
              <table:table-cell office:value-type="float" office:value="45.009195">
                <text:p>45.009195</text:p>
              </table:table-cell>
              <table:table-cell office:value-type="float" office:value="54.0461288888889">
                <text:p>54.0461288888889</text:p>
              </table:table-cell>
              <table:table-cell office:value-type="float" office:value="45.6233555555556">
                <text:p>45.6233555555556</text:p>
              </table:table-cell>
            </table:table-row>
            <table:table-row>
              <table:table-cell office:value-type="float" office:value="16.658">
                <text:p>20</text:p>
              </table:table-cell>
              <table:table-cell office:value-type="float" office:value="44.9214577777778">
                <text:p>44.9214577777778</text:p>
              </table:table-cell>
              <table:table-cell office:value-type="float" office:value="51.326275">
                <text:p>51.326275</text:p>
              </table:table-cell>
              <table:table-cell office:value-type="float" office:value="50.2734283333333">
                <text:p>50.2734283333333</text:p>
              </table:table-cell>
            </table:table-row>
            <table:table-row>
              <table:table-cell office:value-type="float" office:value="16.909">
                <text:p>20</text:p>
              </table:table-cell>
              <table:table-cell office:value-type="float" office:value="45.9743044444444">
                <text:p>45.9743044444444</text:p>
              </table:table-cell>
              <table:table-cell office:value-type="float" office:value="45.9743044444444">
                <text:p>45.9743044444444</text:p>
              </table:table-cell>
              <table:table-cell office:value-type="float" office:value="53.6074427777778">
                <text:p>53.6074427777778</text:p>
              </table:table-cell>
            </table:table-row>
            <table:table-row>
              <table:table-cell office:value-type="float" office:value="17.16">
                <text:p>20</text:p>
              </table:table-cell>
              <table:table-cell office:value-type="float" office:value="44.9214577777778">
                <text:p>44.9214577777778</text:p>
              </table:table-cell>
              <table:table-cell office:value-type="float" office:value="45.2724066666667">
                <text:p>45.2724066666667</text:p>
              </table:table-cell>
              <table:table-cell office:value-type="float" office:value="52.9932822222222">
                <text:p>52.9932822222222</text:p>
              </table:table-cell>
            </table:table-row>
            <table:table-row>
              <table:table-cell office:value-type="float" office:value="17.412">
                <text:p>20</text:p>
              </table:table-cell>
              <table:table-cell office:value-type="float" office:value="44.3950344444444">
                <text:p>44.3950344444444</text:p>
              </table:table-cell>
              <table:table-cell office:value-type="float" office:value="45.2724066666667">
                <text:p>45.2724066666667</text:p>
              </table:table-cell>
              <table:table-cell office:value-type="float" office:value="53.1687566666667">
                <text:p>53.1687566666667</text:p>
              </table:table-cell>
            </table:table-row>
            <table:table-row>
              <table:table-cell office:value-type="float" office:value="17.662">
                <text:p>20</text:p>
              </table:table-cell>
              <table:table-cell office:value-type="float" office:value="45.009195">
                <text:p>45.009195</text:p>
              </table:table-cell>
              <table:table-cell office:value-type="float" office:value="45.2724066666667">
                <text:p>45.2724066666667</text:p>
              </table:table-cell>
              <table:table-cell office:value-type="float" office:value="53.0810194444444">
                <text:p>53.0810194444444</text:p>
              </table:table-cell>
            </table:table-row>
            <table:table-row>
              <table:table-cell office:value-type="float" office:value="17.913">
                <text:p>20</text:p>
              </table:table-cell>
              <table:table-cell office:value-type="float" office:value="45.009195">
                <text:p>45.009195</text:p>
              </table:table-cell>
              <table:table-cell office:value-type="float" office:value="45.1846694444445">
                <text:p>45.1846694444445</text:p>
              </table:table-cell>
              <table:table-cell office:value-type="float" office:value="53.0810194444444">
                <text:p>53.0810194444444</text:p>
              </table:table-cell>
            </table:table-row>
            <table:table-row>
              <table:table-cell office:value-type="float" office:value="18.165">
                <text:p>20</text:p>
              </table:table-cell>
              <table:table-cell office:value-type="float" office:value="45.009195">
                <text:p>45.009195</text:p>
              </table:table-cell>
              <table:table-cell office:value-type="float" office:value="45.2724066666667">
                <text:p>45.2724066666667</text:p>
              </table:table-cell>
              <table:table-cell office:value-type="float" office:value="53.0810194444444">
                <text:p>53.0810194444444</text:p>
              </table:table-cell>
            </table:table-row>
            <table:table-row>
              <table:table-cell office:value-type="float" office:value="18.416">
                <text:p>20</text:p>
              </table:table-cell>
              <table:table-cell office:value-type="float" office:value="45.009195">
                <text:p>45.009195</text:p>
              </table:table-cell>
              <table:table-cell office:value-type="float" office:value="45.1846694444445">
                <text:p>45.1846694444445</text:p>
              </table:table-cell>
              <table:table-cell office:value-type="float" office:value="52.9932822222222">
                <text:p>52.9932822222222</text:p>
              </table:table-cell>
            </table:table-row>
            <table:table-row>
              <table:table-cell office:value-type="float" office:value="18.667">
                <text:p>20</text:p>
              </table:table-cell>
              <table:table-cell office:value-type="float" office:value="45.009195">
                <text:p>45.009195</text:p>
              </table:table-cell>
              <table:table-cell office:value-type="float" office:value="45.1846694444445">
                <text:p>45.1846694444445</text:p>
              </table:table-cell>
              <table:table-cell office:value-type="float" office:value="53.0810194444444">
                <text:p>53.0810194444444</text:p>
              </table:table-cell>
            </table:table-row>
            <table:table-row>
              <table:table-cell office:value-type="float" office:value="18.919">
                <text:p>20</text:p>
              </table:table-cell>
              <table:table-cell office:value-type="float" office:value="45.0969322222222">
                <text:p>45.0969322222222</text:p>
              </table:table-cell>
              <table:table-cell office:value-type="float" office:value="45.1846694444445">
                <text:p>45.1846694444445</text:p>
              </table:table-cell>
              <table:table-cell office:value-type="float" office:value="53.0810194444444">
                <text:p>53.0810194444444</text:p>
              </table:table-cell>
            </table:table-row>
            <table:table-row>
              <table:table-cell office:value-type="float" office:value="19.17">
                <text:p>20</text:p>
              </table:table-cell>
              <table:table-cell office:value-type="float" office:value="45.009195">
                <text:p>45.009195</text:p>
              </table:table-cell>
              <table:table-cell office:value-type="float" office:value="45.1846694444445">
                <text:p>45.1846694444445</text:p>
              </table:table-cell>
              <table:table-cell office:value-type="float" office:value="53.0810194444444">
                <text:p>53.0810194444444</text:p>
              </table:table-cell>
            </table:table-row>
            <table:table-row>
              <table:table-cell office:value-type="float" office:value="19.421">
                <text:p>20</text:p>
              </table:table-cell>
              <table:table-cell office:value-type="float" office:value="45.009195">
                <text:p>45.009195</text:p>
              </table:table-cell>
              <table:table-cell office:value-type="float" office:value="45.2724066666667">
                <text:p>45.2724066666667</text:p>
              </table:table-cell>
              <table:table-cell office:value-type="float" office:value="53.1687566666667">
                <text:p>53.1687566666667</text:p>
              </table:table-cell>
            </table:table-row>
            <table:table-row>
              <table:table-cell office:value-type="float" office:value="19.673">
                <text:p>20</text:p>
              </table:table-cell>
              <table:table-cell office:value-type="float" office:value="45.0969322222222">
                <text:p>45.0969322222222</text:p>
              </table:table-cell>
              <table:table-cell office:value-type="float" office:value="45.1846694444445">
                <text:p>45.1846694444445</text:p>
              </table:table-cell>
              <table:table-cell office:value-type="float" office:value="53.0810194444444">
                <text:p>53.0810194444444</text:p>
              </table:table-cell>
            </table:table-row>
            <table:table-row>
              <table:table-cell office:value-type="float" office:value="19.923">
                <text:p>20</text:p>
              </table:table-cell>
              <table:table-cell office:value-type="float" office:value="45.009195">
                <text:p>45.009195</text:p>
              </table:table-cell>
              <table:table-cell office:value-type="float" office:value="45.2724066666667">
                <text:p>45.2724066666667</text:p>
              </table:table-cell>
              <table:table-cell office:value-type="float" office:value="53.0810194444444">
                <text:p>53.0810194444444</text:p>
              </table:table-cell>
            </table:table-row>
            <table:table-row>
              <table:table-cell office:value-type="float" office:value="20.174">
                <text:p>20</text:p>
              </table:table-cell>
              <table:table-cell office:value-type="float" office:value="45.009195">
                <text:p>45.009195</text:p>
              </table:table-cell>
              <table:table-cell office:value-type="float" office:value="45.1846694444445">
                <text:p>45.1846694444445</text:p>
              </table:table-cell>
              <table:table-cell office:value-type="float" office:value="53.0810194444444">
                <text:p>53.0810194444444</text:p>
              </table:table-cell>
            </table:table-row>
            <table:table-row>
              <table:table-cell office:value-type="float" office:value="20.426">
                <text:p>20</text:p>
              </table:table-cell>
              <table:table-cell office:value-type="float" office:value="45.0969322222222">
                <text:p>45.0969322222222</text:p>
              </table:table-cell>
              <table:table-cell office:value-type="float" office:value="45.1846694444445">
                <text:p>45.1846694444445</text:p>
              </table:table-cell>
              <table:table-cell office:value-type="float" office:value="53.0810194444444">
                <text:p>53.0810194444444</text:p>
              </table:table-cell>
            </table:table-row>
            <table:table-row>
              <table:table-cell office:value-type="float" office:value="20.677">
                <text:p>20</text:p>
              </table:table-cell>
              <table:table-cell office:value-type="float" office:value="45.0969322222222">
                <text:p>45.0969322222222</text:p>
              </table:table-cell>
              <table:table-cell office:value-type="float" office:value="45.2724066666667">
                <text:p>45.2724066666667</text:p>
              </table:table-cell>
              <table:table-cell office:value-type="float" office:value="53.0810194444444">
                <text:p>53.0810194444444</text:p>
              </table:table-cell>
            </table:table-row>
            <table:table-row>
              <table:table-cell office:value-type="float" office:value="20.928">
                <text:p>20</text:p>
              </table:table-cell>
              <table:table-cell office:value-type="float" office:value="45.009195">
                <text:p>45.009195</text:p>
              </table:table-cell>
              <table:table-cell office:value-type="float" office:value="45.1846694444445">
                <text:p>45.1846694444445</text:p>
              </table:table-cell>
              <table:table-cell office:value-type="float" office:value="52.9932822222222">
                <text:p>52.9932822222222</text:p>
              </table:table-cell>
            </table:table-row>
            <table:table-row>
              <table:table-cell office:value-type="float" office:value="21.18">
                <text:p>20</text:p>
              </table:table-cell>
              <table:table-cell office:value-type="float" office:value="45.0969322222222">
                <text:p>45.0969322222222</text:p>
              </table:table-cell>
              <table:table-cell office:value-type="float" office:value="45.1846694444445">
                <text:p>45.1846694444445</text:p>
              </table:table-cell>
              <table:table-cell office:value-type="float" office:value="53.0810194444444">
                <text:p>53.0810194444444</text:p>
              </table:table-cell>
            </table:table-row>
            <table:table-row>
              <table:table-cell office:value-type="float" office:value="21.431">
                <text:p>20</text:p>
              </table:table-cell>
              <table:table-cell office:value-type="float" office:value="45.009195">
                <text:p>45.009195</text:p>
              </table:table-cell>
              <table:table-cell office:value-type="float" office:value="45.1846694444445">
                <text:p>45.1846694444445</text:p>
              </table:table-cell>
              <table:table-cell office:value-type="float" office:value="53.0810194444444">
                <text:p>53.0810194444444</text:p>
              </table:table-cell>
            </table:table-row>
            <table:table-row>
              <table:table-cell office:value-type="float" office:value="21.682">
                <text:p>20</text:p>
              </table:table-cell>
              <table:table-cell office:value-type="float" office:value="45.0969322222222">
                <text:p>45.0969322222222</text:p>
              </table:table-cell>
              <table:table-cell office:value-type="float" office:value="45.1846694444445">
                <text:p>45.1846694444445</text:p>
              </table:table-cell>
              <table:table-cell office:value-type="float" office:value="53.0810194444444">
                <text:p>53.0810194444444</text:p>
              </table:table-cell>
            </table:table-row>
            <table:table-row>
              <table:table-cell office:value-type="float" office:value="21.934">
                <text:p>20</text:p>
              </table:table-cell>
              <table:table-cell office:value-type="float" office:value="45.0969322222222">
                <text:p>45.0969322222222</text:p>
              </table:table-cell>
              <table:table-cell office:value-type="float" office:value="45.1846694444445">
                <text:p>45.1846694444445</text:p>
              </table:table-cell>
              <table:table-cell office:value-type="float" office:value="53.0810194444444">
                <text:p>53.0810194444444</text:p>
              </table:table-cell>
            </table:table-row>
            <table:table-row>
              <table:table-cell office:value-type="float" office:value="22.184">
                <text:p>20</text:p>
              </table:table-cell>
              <table:table-cell office:value-type="float" office:value="45.009195">
                <text:p>45.009195</text:p>
              </table:table-cell>
              <table:table-cell office:value-type="float" office:value="45.1846694444445">
                <text:p>45.1846694444445</text:p>
              </table:table-cell>
              <table:table-cell office:value-type="float" office:value="53.0810194444444">
                <text:p>53.0810194444444</text:p>
              </table:table-cell>
            </table:table-row>
            <table:table-row>
              <table:table-cell office:value-type="float" office:value="22.435">
                <text:p>20</text:p>
              </table:table-cell>
              <table:table-cell office:value-type="float" office:value="45.0969322222222">
                <text:p>45.0969322222222</text:p>
              </table:table-cell>
              <table:table-cell office:value-type="float" office:value="45.1846694444445">
                <text:p>45.1846694444445</text:p>
              </table:table-cell>
              <table:table-cell office:value-type="float" office:value="53.0810194444444">
                <text:p>53.0810194444444</text:p>
              </table:table-cell>
            </table:table-row>
            <table:table-row>
              <table:table-cell office:value-type="float" office:value="22.686">
                <text:p>20</text:p>
              </table:table-cell>
              <table:table-cell office:value-type="float" office:value="45.009195">
                <text:p>45.009195</text:p>
              </table:table-cell>
              <table:table-cell office:value-type="float" office:value="45.1846694444445">
                <text:p>45.1846694444445</text:p>
              </table:table-cell>
              <table:table-cell office:value-type="float" office:value="52.9932822222222">
                <text:p>52.9932822222222</text:p>
              </table:table-cell>
            </table:table-row>
            <table:table-row>
              <table:table-cell office:value-type="float" office:value="22.938">
                <text:p>20</text:p>
              </table:table-cell>
              <table:table-cell office:value-type="float" office:value="45.009195">
                <text:p>45.009195</text:p>
              </table:table-cell>
              <table:table-cell office:value-type="float" office:value="45.1846694444445">
                <text:p>45.1846694444445</text:p>
              </table:table-cell>
              <table:table-cell office:value-type="float" office:value="53.0810194444444">
                <text:p>53.081019444444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0$Win32 OpenOffice.org_project/410m18$Build-976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